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484in"/>
    </style:style>
    <style:style style:name="co2" style:family="table-column">
      <style:table-column-properties fo:break-before="auto" style:column-width="0.6626in"/>
    </style:style>
    <style:style style:name="co3" style:family="table-column">
      <style:table-column-properties fo:break-before="auto" style:column-width="0.4346in"/>
    </style:style>
    <style:style style:name="co4" style:family="table-column">
      <style:table-column-properties fo:break-before="auto" style:column-width="0.6417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0.7866in"/>
    </style:style>
    <style:style style:name="co8" style:family="table-column">
      <style:table-column-properties fo:break-before="auto" style:column-width="0.528in"/>
    </style:style>
    <style:style style:name="co9" style:family="table-column">
      <style:table-column-properties fo:break-before="auto" style:column-width="0.2689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2.61pt double #000000" style:border-line-width-left="0.0008in 0.0346in 0.0008in" fo:border-right="none" fo:border-top="2.61pt double #000000" style:border-line-width-top="0.0008in 0.0346in 0.0008in"/>
      <style:paragraph-properties fo:text-align="center" fo:margin-left="0in"/>
    </style:style>
    <style:style style:name="ce3" style:family="table-cell" style:parent-style-name="Default">
      <style:table-cell-properties fo:border-bottom="1.11pt double #000000" style:border-line-width-bottom="0.0008in 0.0138in 0.0008in" style:text-align-source="fix" style:repeat-content="false" fo:border-left="2.61pt double #000000" style:border-line-width-left="0.0008in 0.0346in 0.0008in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2.61pt double #000000" style:border-line-width-left="0.0008in 0.0346in 0.0008in" fo:border-right="none" fo:border-top="1.11pt double #000000" style:border-line-width-top="0.0008in 0.0138in 0.0008in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2.61pt double #000000" style:border-line-width-left="0.0008in 0.0346in 0.0008in" fo:border-right="none" fo:border-top="none"/>
      <style:paragraph-properties fo:text-align="center" fo:margin-left="0in"/>
      <style:text-properties style:use-window-font-color="true" fo:font-style="italic" fo:font-weight="bold"/>
    </style:style>
    <style:style style:name="ce6" style:family="table-cell" style:parent-style-name="Default">
      <style:table-cell-properties fo:border-bottom="none" style:text-align-source="fix" style:repeat-content="false" fo:border-left="2.61pt double #000000" style:border-line-width-left="0.0008in 0.0346in 0.0008in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2.61pt double #000000" style:border-line-width-bottom="0.0008in 0.0346in 0.0008in" style:text-align-source="fix" style:repeat-content="false" fo:border-left="2.61pt double #000000" style:border-line-width-left="0.0008in 0.0346in 0.0008in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61pt double #000000" style:border-line-width-top="0.0008in 0.0346in 0.0008in"/>
      <style:paragraph-properties fo:text-align="center" fo:margin-left="0in"/>
    </style:style>
    <style:style style:name="ce9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11">
      <style:table-cell-properties fo:border-bottom="none" style:text-align-source="fix" style:repeat-content="false" fo:border-left="none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style:use-window-font-color="true" fo:font-style="italic" fo:font-weight="bold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13" style:family="table-cell" style:parent-style-name="Default" style:data-style-name="N124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14" style:family="table-cell" style:parent-style-name="Default" style:data-style-name="N10011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15" style:family="table-cell" style:parent-style-name="Default" style:data-style-name="N11">
      <style:table-cell-properties fo:border-bottom="1.11pt double #000000" style:border-line-width-bottom="0.0008in 0.0138in 0.0008in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1.11pt double #000000" style:border-line-width-top="0.0008in 0.0138in 0.0008in"/>
      <style:paragraph-properties fo:text-align="center" fo:margin-left="0in"/>
    </style:style>
    <style:style style:name="ce17" style:family="table-cell" style:parent-style-name="Default" style:data-style-name="N1001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2.61pt double #000000" style:border-line-width-bottom="0.0008in 0.0346in 0.0008in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none" fo:border-top="2.61pt double #000000" style:border-line-width-top="0.0008in 0.0346in 0.0008in"/>
      <style:paragraph-properties fo:text-align="center" fo:margin-left="0in"/>
    </style:style>
    <style:style style:name="ce20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none" fo:border-top="1.11pt double #000000" style:border-line-width-top="0.0008in 0.0138in 0.0008in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  <style:text-properties style:use-window-font-color="true" fo:font-style="italic" fo:font-weight="bold"/>
    </style:style>
    <style:style style:name="ce23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c0c0c0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1.11pt double #000000" style:border-line-width-right="0.0008in 0.0138in 0.0008in" fo:border-top="none"/>
      <style:paragraph-properties fo:text-align="center" fo:margin-left="0in"/>
    </style:style>
    <style:style style:name="ce28" style:family="table-cell" style:parent-style-name="Default">
      <style:table-cell-properties fo:border-bottom="2.61pt double #000000" style:border-line-width-bottom="0.0008in 0.0346in 0.0008in" style:text-align-source="fix" style:repeat-content="false" fo:border-left="1.11pt double #000000" style:border-line-width-left="0.0008in 0.0138in 0.0008in" fo:border-right="1.11pt double #000000" style:border-line-width-right="0.0008in 0.0138in 0.0008in" fo:border-top="none"/>
      <style:paragraph-properties fo:text-align="center" fo:margin-left="0in"/>
    </style:style>
    <style:style style:name="ce29" style:family="table-cell" style:parent-style-name="Default" style:data-style-name="N70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70">
      <style:table-cell-properties fo:border-bottom="none" style:text-align-source="fix" style:repeat-content="false" fo:border-left="none" fo:border-right="1.11pt double #000000" style:border-line-width-right="0.0008in 0.0138in 0.0008in" fo:border-top="2.61pt double #000000" style:border-line-width-top="0.0008in 0.0346in 0.0008in"/>
      <style:paragraph-properties fo:text-align="center" fo:margin-left="0in"/>
    </style:style>
    <style:style style:name="ce31" style:family="table-cell" style:parent-style-name="Default" style:data-style-name="N70">
      <style:table-cell-properties fo:border-bottom="1.11pt double #000000" style:border-line-width-bottom="0.0008in 0.0138in 0.0008in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32" style:family="table-cell" style:parent-style-name="Default" style:data-style-name="N70">
      <style:table-cell-properties fo:border-bottom="none" style:text-align-source="fix" style:repeat-content="false" fo:border-left="none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</style:style>
    <style:style style:name="ce33" style:family="table-cell" style:parent-style-name="Default" style:data-style-name="N71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style:use-window-font-color="true" fo:font-style="italic" fo:font-weight="bold"/>
    </style:style>
    <style:style style:name="ce34" style:family="table-cell" style:parent-style-name="Default" style:data-style-name="N71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35" style:family="table-cell" style:parent-style-name="Default" style:data-style-name="N70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36" style:family="table-cell" style:parent-style-name="Default" style:data-style-name="N70">
      <style:table-cell-properties fo:border-bottom="none" fo:background-color="#c0c0c0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37" style:family="table-cell" style:parent-style-name="Default" style:data-style-name="N70">
      <style:table-cell-properties fo:border-bottom="none" style:text-align-source="fix" style:repeat-content="false" fo:border-left="1.11pt double #000000" style:border-line-width-left="0.0008in 0.0138in 0.0008in" fo:border-right="none" fo:border-top="1.11pt double #000000" style:border-line-width-top="0.0008in 0.0138in 0.0008in"/>
      <style:paragraph-properties fo:text-align="center" fo:margin-left="0in"/>
    </style:style>
    <style:style style:name="ce38" style:family="table-cell" style:parent-style-name="Default" style:data-style-name="N11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39" style:family="table-cell" style:parent-style-name="Default" style:data-style-name="N70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40" style:family="table-cell" style:parent-style-name="Default" style:data-style-name="N70">
      <style:table-cell-properties fo:border-bottom="2.61pt double #000000" style:border-line-width-bottom="0.0008in 0.0346in 0.0008in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1">
      <style:table-cell-properties fo:border-bottom="none" style:text-align-source="fix" style:repeat-content="false" fo:border-left="1.11pt double #000000" style:border-line-width-left="0.0008in 0.0138in 0.0008in" fo:border-right="1.11pt double #000000" style:border-line-width-right="0.0008in 0.0138in 0.0008in" fo:border-top="2.61pt double #000000" style:border-line-width-top="0.0008in 0.0346in 0.0008in"/>
      <style:paragraph-properties fo:text-align="center" fo:margin-left="0in"/>
    </style:style>
    <style:style style:name="ce43" style:family="table-cell" style:parent-style-name="Default" style:data-style-name="N11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none" fo:border-right="none" fo:border-top="1.11pt double #000000" style:border-line-width-top="0.0008in 0.0138in 0.0008in"/>
      <style:paragraph-properties fo:text-align="center" fo:margin-left="0in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use-window-font-color="true" fo:font-style="italic" fo:font-weight="bold"/>
    </style:style>
    <style:style style:name="ce46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11">
      <style:table-cell-properties fo:border-bottom="1.11pt double #000000" style:border-line-width-bottom="0.0008in 0.0138in 0.0008in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11">
      <style:table-cell-properties fo:border-bottom="2.61pt double #000000" style:border-line-width-bottom="0.0008in 0.0346in 0.0008in" style:text-align-source="fix" style:repeat-content="false" fo:border-left="none" fo:border-right="none" fo:border-top="none"/>
      <style:paragraph-properties fo:text-align="center" fo:margin-left="0in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none" fo:border-top="2.61pt double #000000" style:border-line-width-top="0.0008in 0.0346in 0.0008in"/>
      <style:paragraph-properties fo:text-align="center" fo:margin-left="0in"/>
    </style:style>
    <style:style style:name="ce51" style:family="table-cell" style:parent-style-name="Default" style:data-style-name="N11">
      <style:table-cell-properties fo:border-bottom="none" style:text-align-source="fix" style:repeat-content="false" fo:border-left="none" fo:border-right="1.11pt double #000000" style:border-line-width-right="0.0008in 0.0138in 0.0008in" fo:border-top="2.61pt double #000000" style:border-line-width-top="0.0008in 0.0346in 0.0008in"/>
      <style:paragraph-properties fo:text-align="center" fo:margin-left="0in"/>
    </style:style>
    <style:style style:name="ce52" style:family="table-cell" style:parent-style-name="Default" style:data-style-name="N11">
      <style:table-cell-properties fo:border-bottom="none" fo:background-color="#c0c0c0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italic" fo:font-weight="bold"/>
    </style:style>
    <style:style style:name="ce54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1.11pt double #000000" style:border-line-width-right="0.0008in 0.0138in 0.0008in" fo:border-top="2.61pt double #000000" style:border-line-width-top="0.0008in 0.0346in 0.0008in"/>
      <style:paragraph-properties fo:text-align="center" fo:margin-left="0in"/>
    </style:style>
    <style:style style:name="ce55" style:family="table-cell" style:parent-style-name="Default">
      <style:table-cell-properties fo:border-bottom="2.61pt double #000000" style:border-line-width-bottom="0.0008in 0.0346in 0.0008in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1.11pt double #000000" style:border-line-width-right="0.0008in 0.0138in 0.0008in" fo:border-top="2.61pt double #000000" style:border-line-width-top="0.0008in 0.0346in 0.0008in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none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style:use-window-font-color="true" fo:font-style="italic" fo:font-weight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0c0c0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61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</style:style>
    <style:style style:name="ce62" style:family="table-cell" style:parent-style-name="Default">
      <style:table-cell-properties fo:border-bottom="none" style:text-align-source="fix" style:repeat-content="false" fo:border-left="none" fo:border-right="2.61pt double #000000" style:border-line-width-right="0.0008in 0.0346in 0.0008in" fo:border-top="2.61pt double #000000" style:border-line-width-top="0.0008in 0.0346in 0.0008in"/>
      <style:paragraph-properties fo:text-align="center" fo:margin-left="0in"/>
    </style:style>
    <style:style style:name="ce63" style:family="table-cell" style:parent-style-name="Default" style:data-style-name="N123">
      <style:table-cell-properties fo:border-bottom="none" style:text-align-source="fix" style:repeat-content="false" fo:border-left="1.11pt double #000000" style:border-line-width-left="0.0008in 0.0138in 0.0008in" fo:border-right="none" fo:border-top="1.11pt double #000000" style:border-line-width-top="0.0008in 0.0138in 0.0008in"/>
      <style:paragraph-properties fo:text-align="center" fo:margin-left="0in"/>
    </style:style>
    <style:style style:name="ce64" style:family="table-cell" style:parent-style-name="Default" style:data-style-name="N123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  <style:text-properties style:use-window-font-color="true" fo:font-style="italic" fo:font-weight="bold"/>
    </style:style>
    <style:style style:name="ce65" style:family="table-cell" style:parent-style-name="Default" style:data-style-name="N123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66" style:family="table-cell" style:parent-style-name="Default" style:data-style-name="N123">
      <style:table-cell-properties fo:border-bottom="none" fo:background-color="#c0c0c0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67" style:family="table-cell" style:parent-style-name="Default" style:data-style-name="N123">
      <style:table-cell-properties fo:background-color="#c0c0c0"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23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none"/>
      <style:paragraph-properties fo:text-align="center" fo:margin-left="0in"/>
    </style:style>
    <style:style style:name="ce69" style:family="table-cell" style:parent-style-name="Default" style:data-style-name="N123">
      <style:table-cell-properties fo:border-bottom="none" style:text-align-source="fix" style:repeat-content="false" fo:border-left="none" fo:border-right="none" fo:border-top="1.11pt double #000000" style:border-line-width-top="0.0008in 0.0138in 0.0008in"/>
      <style:paragraph-properties fo:text-align="center" fo:margin-left="0in"/>
    </style:style>
    <style:style style:name="ce70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use-window-font-color="true" fo:font-style="italic" fo:font-weight="bold"/>
    </style:style>
    <style:style style:name="ce7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3">
      <style:table-cell-properties fo:border-bottom="1.11pt double #000000" style:border-line-width-bottom="0.0008in 0.0138in 0.0008in" style:text-align-source="fix" style:repeat-content="false" fo:border-left="none" fo:border-right="none" fo:border-top="none"/>
      <style:paragraph-properties fo:text-align="center" fo:margin-left="0in"/>
    </style:style>
    <style:style style:name="ce73" style:family="table-cell" style:parent-style-name="Default" style:data-style-name="N11">
      <style:table-cell-properties fo:border-bottom="1.11pt double #000000" style:border-line-width-bottom="0.0008in 0.0138in 0.0008in" style:text-align-source="fix" style:repeat-content="false" fo:border-left="none" fo:border-right="2.61pt double #000000" style:border-line-width-right="0.0008in 0.0346in 0.0008in" fo:border-top="none"/>
      <style:paragraph-properties fo:text-align="center" fo:margin-left="0in"/>
    </style:style>
    <style:style style:name="ce74" style:family="table-cell" style:parent-style-name="Default" style:data-style-name="N123">
      <style:table-cell-properties fo:border-bottom="none" style:text-align-source="fix" style:repeat-content="false" fo:border-left="none" fo:border-right="2.61pt double #000000" style:border-line-width-right="0.0008in 0.0346in 0.0008in" fo:border-top="1.11pt double #000000" style:border-line-width-top="0.0008in 0.0138in 0.0008in"/>
      <style:paragraph-properties fo:text-align="center" fo:margin-left="0in"/>
    </style:style>
    <style:style style:name="ce75" style:family="table-cell" style:parent-style-name="Default" style:data-style-name="N123">
      <style:table-cell-properties fo:border-bottom="none" style:text-align-source="fix" style:repeat-content="false" fo:border-left="none" fo:border-right="2.61pt double #000000" style:border-line-width-right="0.0008in 0.0346in 0.0008in" fo:border-top="none"/>
      <style:paragraph-properties fo:text-align="center" fo:margin-left="0in"/>
      <style:text-properties style:use-window-font-color="true" fo:font-style="italic" fo:font-weight="bold"/>
    </style:style>
    <style:style style:name="ce76" style:family="table-cell" style:parent-style-name="Default" style:data-style-name="N123">
      <style:table-cell-properties fo:border-bottom="none" style:text-align-source="fix" style:repeat-content="false" fo:border-left="none" fo:border-right="2.61pt double #000000" style:border-line-width-right="0.0008in 0.0346in 0.0008in" fo:border-top="none"/>
      <style:paragraph-properties fo:text-align="center" fo:margin-left="0in"/>
    </style:style>
    <style:style style:name="ce77" style:family="table-cell" style:parent-style-name="Default" style:data-style-name="N123">
      <style:table-cell-properties fo:border-bottom="none" fo:background-color="#c0c0c0" style:text-align-source="fix" style:repeat-content="false" fo:border-left="none" fo:border-right="2.61pt double #000000" style:border-line-width-right="0.0008in 0.0346in 0.0008in" fo:border-top="none"/>
      <style:paragraph-properties fo:text-align="center" fo:margin-left="0in"/>
    </style:style>
    <style:style style:name="ce78" style:family="table-cell" style:parent-style-name="Default" style:data-style-name="N123">
      <style:table-cell-properties fo:border-bottom="1.11pt double #000000" style:border-line-width-bottom="0.0008in 0.0138in 0.0008in" style:text-align-source="fix" style:repeat-content="false" fo:border-left="none" fo:border-right="2.61pt double #000000" style:border-line-width-right="0.0008in 0.0346in 0.0008in" fo:border-top="none"/>
      <style:paragraph-properties fo:text-align="center" fo:margin-left="0in"/>
    </style:style>
    <style:style style:name="ce79" style:family="table-cell" style:parent-style-name="Default">
      <style:table-cell-properties fo:border-bottom="none" style:text-align-source="fix" style:repeat-content="false" fo:border-left="none" fo:border-right="2.61pt double #000000" style:border-line-width-right="0.0008in 0.0346in 0.0008in" fo:border-top="1.11pt double #000000" style:border-line-width-top="0.0008in 0.0138in 0.0008in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2.61pt double #000000" style:border-line-width-right="0.0008in 0.0346in 0.0008in" fo:border-top="none"/>
      <style:paragraph-properties fo:text-align="center" fo:margin-left="0in"/>
    </style:style>
    <style:style style:name="ce81" style:family="table-cell" style:parent-style-name="Default" style:data-style-name="N10011">
      <style:table-cell-properties fo:border-bottom="none" style:text-align-source="fix" style:repeat-content="false" fo:border-left="none" fo:border-right="2.61pt double #000000" style:border-line-width-right="0.0008in 0.0346in 0.0008in" fo:border-top="none"/>
      <style:paragraph-properties fo:text-align="center" fo:margin-left="0in"/>
    </style:style>
    <style:style style:name="ce82" style:family="table-cell" style:parent-style-name="Default">
      <style:table-cell-properties fo:border-bottom="2.61pt double #000000" style:border-line-width-bottom="0.0008in 0.0346in 0.0008in" style:text-align-source="fix" style:repeat-content="false" fo:border-left="none" fo:border-right="2.61pt double #000000" style:border-line-width-right="0.0008in 0.0346in 0.0008in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9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239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8"/>
          <table:table-cell table:style-name="ce19"/>
          <table:table-cell table:style-name="ce30"/>
          <table:table-cell table:style-name="ce42" office:value-type="string" calcext:value-type="string" table:number-columns-spanned="4" table:number-rows-spanned="1">
            <text:p>Percentage Bidding</text:p>
          </table:table-cell>
          <table:covered-table-cell table:number-columns-repeated="2" table:style-name="ce50"/>
          <table:covered-table-cell table:style-name="ce51"/>
          <table:table-cell table:style-name="ce8"/>
          <table:table-cell table:style-name="ce54" office:value-type="string" calcext:value-type="string" table:number-columns-spanned="4" table:number-rows-spanned="1">
            <text:p>Number Of</text:p>
          </table:table-cell>
          <table:covered-table-cell table:number-columns-repeated="2" table:style-name="ce8"/>
          <table:covered-table-cell table:style-name="ce56"/>
          <table:table-cell table:style-name="ce62" office:value-type="string" calcext:value-type="string" table:number-columns-spanned="4" table:number-rows-spanned="1">
            <text:p>Expected Value of</text:p>
          </table:table-cell>
          <table:covered-table-cell table:number-columns-repeated="2" table:style-name="ce8"/>
          <table:covered-table-cell table:style-name="ce62"/>
          <table:table-cell table:number-columns-repeated="239"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style-name="ce9" office:value-type="string" calcext:value-type="string">
            <text:p>Percent</text:p>
          </table:table-cell>
          <table:table-cell table:style-name="ce20" office:value-type="string" calcext:value-type="string">
            <text:p>SHDC</text:p>
          </table:table-cell>
          <table:table-cell table:style-name="ce31" office:value-type="string" calcext:value-type="string">
            <text:p>Occurs</text:p>
          </table:table-cell>
          <table:table-cell table:style-name="ce43" office:value-type="string" calcext:value-type="string">
            <text:p>Spade</text:p>
          </table:table-cell>
          <table:table-cell table:style-name="ce48" office:value-type="string" calcext:value-type="string">
            <text:p>Heart</text:p>
          </table:table-cell>
          <table:table-cell table:style-name="ce48" office:value-type="string" calcext:value-type="string">
            <text:p>Diamond</text:p>
          </table:table-cell>
          <table:table-cell table:style-name="ce15" office:value-type="string" calcext:value-type="string">
            <text:p>Club</text:p>
          </table:table-cell>
          <table:table-cell table:style-name="ce9" office:value-type="string" calcext:value-type="string">
            <text:p>Bid</text:p>
          </table:table-cell>
          <table:table-cell table:style-name="ce43" office:value-type="string" calcext:value-type="string">
            <text:p>Spade</text:p>
          </table:table-cell>
          <table:table-cell table:style-name="ce48" office:value-type="string" calcext:value-type="string">
            <text:p>Heart</text:p>
          </table:table-cell>
          <table:table-cell table:style-name="ce48" office:value-type="string" calcext:value-type="string">
            <text:p>Diamond</text:p>
          </table:table-cell>
          <table:table-cell table:style-name="ce15" office:value-type="string" calcext:value-type="string">
            <text:p>Club</text:p>
          </table:table-cell>
          <table:table-cell table:style-name="ce43" office:value-type="string" calcext:value-type="string">
            <text:p>Spade</text:p>
          </table:table-cell>
          <table:table-cell table:style-name="ce48" office:value-type="string" calcext:value-type="string">
            <text:p>Heart</text:p>
          </table:table-cell>
          <table:table-cell table:style-name="ce48" office:value-type="string" calcext:value-type="string">
            <text:p>Diamond</text:p>
          </table:table-cell>
          <table:table-cell table:style-name="ce73" office:value-type="string" calcext:value-type="string">
            <text:p>Club</text:p>
          </table:table-cell>
          <table:table-cell table:number-columns-repeated="239"/>
        </table:table-row>
        <table:table-row table:style-name="ro1">
          <table:table-cell table:style-name="ce4" office:value-type="float" office:value="4432" calcext:value-type="float">
            <text:p>4432</text:p>
          </table:table-cell>
          <table:table-cell table:style-name="ce10" office:value-type="percentage" office:value="0.216" calcext:value-type="percentage">
            <text:p>21.60%</text:p>
          </table:table-cell>
          <table:table-cell table:style-name="ce21"/>
          <table:table-cell table:style-name="ce32"/>
          <table:table-cell table:style-name="ce44" table:number-columns-repeated="3"/>
          <table:table-cell table:style-name="ce10"/>
          <table:table-cell table:style-name="ce16"/>
          <table:table-cell table:style-name="ce21"/>
          <table:table-cell table:style-name="ce16" table:number-columns-repeated="2"/>
          <table:table-cell table:style-name="ce57"/>
          <table:table-cell table:style-name="ce63"/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5"/>
          <table:table-cell table:style-name="ce11"/>
          <table:table-cell table:style-name="ce22" office:value-type="float" office:value="4432" calcext:value-type="float">
            <text:p>4432</text:p>
          </table:table-cell>
          <table:table-cell table:style-name="ce33" office:value-type="float" office:value="0.0833333333333333" calcext:value-type="float">
            <text:p><text:s text:c="2"/>1/12</text:p>
          </table:table-cell>
          <table:table-cell table:style-name="ce45" table:number-columns-repeated="2"/>
          <table:table-cell table:style-name="ce45" table:formula="of:=[.B4]*[.D5]" office:value-type="percentage" office:value="0.018" calcext:value-type="percentage">
            <text:p>1.80%</text:p>
          </table:table-cell>
          <table:table-cell table:style-name="ce11"/>
          <table:table-cell table:style-name="ce53" office:value-type="string" calcext:value-type="string">
            <text:p>D</text:p>
          </table:table-cell>
          <table:table-cell table:style-name="ce22"/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70"/>
          <table:table-cell table:style-name="ce70" table:formula="of:=[.G5]*[.L5]" office:value-type="float" office:value="0.054" calcext:value-type="float">
            <text:p>.054</text:p>
          </table:table-cell>
          <table:table-cell table:style-name="ce75"/>
          <table:table-cell table:style-name="ce53"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float" office:value="4423" calcext:value-type="float">
            <text:p>4423</text:p>
          </table:table-cell>
          <table:table-cell table:style-name="ce34" office:value-type="float" office:value="0.0833333333333333" calcext:value-type="float">
            <text:p><text:s text:c="2"/>1/12</text:p>
          </table:table-cell>
          <table:table-cell table:number-columns-repeated="3"/>
          <table:table-cell table:style-name="ce12" table:formula="of:=[.B4]*[.D6]" office:value-type="percentage" office:value="0.018" calcext:value-type="percentage">
            <text:p>1.80%</text:p>
          </table:table-cell>
          <table:table-cell office:value-type="string" calcext:value-type="string">
            <text:p>C</text:p>
          </table:table-cell>
          <table:table-cell table:style-name="ce23"/>
          <table:table-cell table:number-columns-repeated="2"/>
          <table:table-cell table:style-name="ce59" office:value-type="float" office:value="3" calcext:value-type="float">
            <text:p>3</text:p>
          </table:table-cell>
          <table:table-cell table:style-name="ce65"/>
          <table:table-cell table:style-name="ce71" table:number-columns-repeated="2"/>
          <table:table-cell table:style-name="ce76" table:formula="of:=[.H6]*[.M6]" office:value-type="float" office:value="0.054" calcext:value-type="float">
            <text:p>.054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4x4x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number-columns-repeated="2"/>
          <table:table-cell table:formula="of:=[.B4]*[.D7]" office:value-type="percentage" office:value="0.0360000000000001" calcext:value-type="percentage">
            <text:p>3.60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71"/>
          <table:table-cell table:style-name="ce71" table:formula="of:=[.G7]*[.L7]" office:value-type="float" office:value="0.144" calcext:value-type="float">
            <text:p>.144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4xx4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number-columns-repeated="3"/>
          <table:table-cell table:style-name="ce12" table:formula="of:=[.B4]*[.D8]" office:value-type="percentage" office:value="0.0360000000000001" calcext:value-type="percentage">
            <text:p>3.60%</text:p>
          </table:table-cell>
          <table:table-cell office:value-type="string" calcext:value-type="string">
            <text:p>C</text:p>
          </table:table-cell>
          <table:table-cell table:style-name="ce23"/>
          <table:table-cell table:number-columns-repeated="2"/>
          <table:table-cell table:style-name="ce59" office:value-type="float" office:value="4" calcext:value-type="float">
            <text:p>4</text:p>
          </table:table-cell>
          <table:table-cell table:style-name="ce65"/>
          <table:table-cell table:style-name="ce71" table:number-columns-repeated="2"/>
          <table:table-cell table:style-name="ce76" table:formula="of:=[.H8]*[.M8]" office:value-type="float" office:value="0.144" calcext:value-type="float">
            <text:p>.144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44x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number-columns-repeated="2"/>
          <table:table-cell table:formula="of:=[.B4]*[.D9]" office:value-type="percentage" office:value="0.0360000000000001" calcext:value-type="percentage">
            <text:p>3.60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71"/>
          <table:table-cell table:style-name="ce71" table:formula="of:=[.G9]*[.L9]" office:value-type="float" office:value="0.144" calcext:value-type="float">
            <text:p>.144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4x4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number-columns-repeated="3"/>
          <table:table-cell table:style-name="ce12" table:formula="of:=[.B4]*[.D10]" office:value-type="percentage" office:value="0.0360000000000001" calcext:value-type="percentage">
            <text:p>3.60%</text:p>
          </table:table-cell>
          <table:table-cell office:value-type="string" calcext:value-type="string">
            <text:p>C</text:p>
          </table:table-cell>
          <table:table-cell table:style-name="ce23"/>
          <table:table-cell table:number-columns-repeated="2"/>
          <table:table-cell table:style-name="ce59" office:value-type="float" office:value="4" calcext:value-type="float">
            <text:p>4</text:p>
          </table:table-cell>
          <table:table-cell table:style-name="ce65"/>
          <table:table-cell table:style-name="ce71" table:number-columns-repeated="2"/>
          <table:table-cell table:style-name="ce76" table:formula="of:=[.H10]*[.M10]" office:value-type="float" office:value="0.144" calcext:value-type="float">
            <text:p>.144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44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number-columns-repeated="2"/>
          <table:table-cell table:formula="of:=[.B4]*[.D11]" office:value-type="percentage" office:value="0.0360000000000001" calcext:value-type="percentage">
            <text:p>3.60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71"/>
          <table:table-cell table:style-name="ce71" table:formula="of:=[.G11]*[.L11]" office:value-type="float" office:value="0.144" calcext:value-type="float">
            <text:p>.144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 office:value-type="float" office:value="5332" calcext:value-type="float">
            <text:p>5332</text:p>
          </table:table-cell>
          <table:table-cell table:style-name="ce12" office:value-type="percentage" office:value="0.155" calcext:value-type="percentage">
            <text:p>15.50%</text:p>
          </table:table-cell>
          <table:table-cell table:style-name="ce24"/>
          <table:table-cell table:style-name="ce36"/>
          <table:table-cell table:style-name="ce46" table:number-columns-repeated="3"/>
          <table:table-cell table:style-name="ce52"/>
          <table:table-cell table:style-name="ce25"/>
          <table:table-cell table:style-name="ce24"/>
          <table:table-cell table:style-name="ce25" table:number-columns-repeated="2"/>
          <table:table-cell table:style-name="ce60"/>
          <table:table-cell table:style-name="ce66"/>
          <table:table-cell table:style-name="ce67" table:number-columns-repeated="2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12]*[.D13]" office:value-type="percentage" office:value="0.03875" calcext:value-type="percentage">
            <text:p>3.88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13]*[.J13]" office:value-type="float" office:value="0.19375" calcext:value-type="float">
            <text:p>.194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5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B12]*[.D14]" office:value-type="percentage" office:value="0.03875" calcext:value-type="percentage">
            <text:p>3.88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5" calcext:value-type="float">
            <text:p>5</text:p>
          </table:table-cell>
          <table:table-cell/>
          <table:table-cell table:style-name="ce59"/>
          <table:table-cell table:style-name="ce65"/>
          <table:table-cell table:style-name="ce71" table:formula="of:=[.F14]*[.K14]" office:value-type="float" office:value="0.19375" calcext:value-type="float">
            <text:p>.194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5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12]*[.D15]" office:value-type="percentage" office:value="0.03875" calcext:value-type="percentage">
            <text:p>3.88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71"/>
          <table:table-cell table:style-name="ce71" table:formula="of:=[.G15]*[.L15]" office:value-type="float" office:value="0.19375" calcext:value-type="float">
            <text:p>.194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5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12]*[.D16]" office:value-type="percentage" office:value="0.03875" calcext:value-type="percentage">
            <text:p>3.88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5" calcext:value-type="float">
            <text:p>5</text:p>
          </table:table-cell>
          <table:table-cell table:style-name="ce65"/>
          <table:table-cell table:style-name="ce71" table:number-columns-repeated="2"/>
          <table:table-cell table:style-name="ce76" table:formula="of:=[.H16]*[.M16]" office:value-type="float" office:value="0.19375" calcext:value-type="float">
            <text:p>.194</text:p>
          </table:table-cell>
          <table:table-cell table:number-columns-repeated="239"/>
        </table:table-row>
        <table:table-row table:style-name="ro1">
          <table:table-cell table:style-name="ce6" office:value-type="float" office:value="5431" calcext:value-type="float">
            <text:p>5431</text:p>
          </table:table-cell>
          <table:table-cell table:style-name="ce12" office:value-type="percentage" office:value="0.13" calcext:value-type="percentage">
            <text:p>13.00%</text:p>
          </table:table-cell>
          <table:table-cell table:style-name="ce24"/>
          <table:table-cell table:style-name="ce36"/>
          <table:table-cell table:style-name="ce46" table:number-columns-repeated="3"/>
          <table:table-cell table:style-name="ce52"/>
          <table:table-cell table:style-name="ce25"/>
          <table:table-cell table:style-name="ce24"/>
          <table:table-cell table:style-name="ce25" table:number-columns-repeated="2"/>
          <table:table-cell table:style-name="ce60"/>
          <table:table-cell table:style-name="ce66"/>
          <table:table-cell table:style-name="ce67" table:number-columns-repeated="2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17]*[.D18]" office:value-type="percentage" office:value="0.0325" calcext:value-type="percentage">
            <text:p>3.25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18]*[.J18]" office:value-type="float" office:value="0.1625" calcext:value-type="float">
            <text:p>.163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5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B17]*[.D19]" office:value-type="percentage" office:value="0.0325" calcext:value-type="percentage">
            <text:p>3.25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5" calcext:value-type="float">
            <text:p>5</text:p>
          </table:table-cell>
          <table:table-cell/>
          <table:table-cell table:style-name="ce59"/>
          <table:table-cell table:style-name="ce65"/>
          <table:table-cell table:style-name="ce71" table:formula="of:=[.F19]*[.K19]" office:value-type="float" office:value="0.1625" calcext:value-type="float">
            <text:p>.163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5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17]*[.D20]" office:value-type="percentage" office:value="0.0325" calcext:value-type="percentage">
            <text:p>3.25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71"/>
          <table:table-cell table:style-name="ce71" table:formula="of:=[.G20]*[.L20]" office:value-type="float" office:value="0.1625" calcext:value-type="float">
            <text:p>.163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5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17]*[.D21]" office:value-type="percentage" office:value="0.0325" calcext:value-type="percentage">
            <text:p>3.25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5" calcext:value-type="float">
            <text:p>5</text:p>
          </table:table-cell>
          <table:table-cell table:style-name="ce65"/>
          <table:table-cell table:style-name="ce71" table:number-columns-repeated="2"/>
          <table:table-cell table:style-name="ce76" table:formula="of:=[.H21]*[.M21]" office:value-type="float" office:value="0.1625" calcext:value-type="float">
            <text:p>.163</text:p>
          </table:table-cell>
          <table:table-cell table:number-columns-repeated="239"/>
        </table:table-row>
        <table:table-row table:style-name="ro1">
          <table:table-cell table:style-name="ce6" office:value-type="float" office:value="5422" calcext:value-type="float">
            <text:p>5422</text:p>
          </table:table-cell>
          <table:table-cell table:style-name="ce12" office:value-type="percentage" office:value="0.106" calcext:value-type="percentage">
            <text:p>10.6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22]*[.D23]" office:value-type="percentage" office:value="0.0265" calcext:value-type="percentage">
            <text:p>2.65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23]*[.J23]" office:value-type="float" office:value="0.1325" calcext:value-type="float">
            <text:p>.133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5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B22]*[.D24]" office:value-type="percentage" office:value="0.0265" calcext:value-type="percentage">
            <text:p>2.65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5" calcext:value-type="float">
            <text:p>5</text:p>
          </table:table-cell>
          <table:table-cell/>
          <table:table-cell table:style-name="ce59"/>
          <table:table-cell table:style-name="ce65"/>
          <table:table-cell table:style-name="ce71" table:formula="of:=[.F24]*[.K24]" office:value-type="float" office:value="0.1325" calcext:value-type="float">
            <text:p>.133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5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22]*[.D25]" office:value-type="percentage" office:value="0.0265" calcext:value-type="percentage">
            <text:p>2.65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71"/>
          <table:table-cell table:style-name="ce71" table:formula="of:=[.G25]*[.L25]" office:value-type="float" office:value="0.1325" calcext:value-type="float">
            <text:p>.133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5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22]*[.D26]" office:value-type="percentage" office:value="0.0265" calcext:value-type="percentage">
            <text:p>2.65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5" calcext:value-type="float">
            <text:p>5</text:p>
          </table:table-cell>
          <table:table-cell table:style-name="ce65"/>
          <table:table-cell table:style-name="ce71" table:number-columns-repeated="2"/>
          <table:table-cell table:style-name="ce76" table:formula="of:=[.H26]*[.M26]" office:value-type="float" office:value="0.1325" calcext:value-type="float">
            <text:p>.133</text:p>
          </table:table-cell>
          <table:table-cell table:number-columns-repeated="239"/>
        </table:table-row>
        <table:table-row table:style-name="ro1">
          <table:table-cell table:style-name="ce6" office:value-type="float" office:value="4333" calcext:value-type="float">
            <text:p>4333</text:p>
          </table:table-cell>
          <table:table-cell table:style-name="ce12" office:value-type="percentage" office:value="0.105" calcext:value-type="percentage">
            <text:p>10.5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float" office:value="4333" calcext:value-type="float">
            <text:p>4333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27]*[.D28]" office:value-type="percentage" office:value="0.02625" calcext:value-type="percentage">
            <text:p>2.63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3" calcext:value-type="float">
            <text:p>3</text:p>
          </table:table-cell>
          <table:table-cell table:style-name="ce65"/>
          <table:table-cell table:style-name="ce71" table:number-columns-repeated="2"/>
          <table:table-cell table:style-name="ce76" table:formula="of:=[.H28]*[.M28]" office:value-type="float" office:value="0.07875" calcext:value-type="float">
            <text:p>.079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float" office:value="3433" calcext:value-type="float">
            <text:p>3433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27]*[.D29]" office:value-type="percentage" office:value="0.02625" calcext:value-type="percentage">
            <text:p>2.63%</text:p>
          </table:table-cell>
          <table:table-cell office:value-type="string" calcext:value-type="string">
            <text:p>C</text:p>
          </table:table-cell>
          <table:table-cell table:style-name="ce23"/>
          <table:table-cell table:number-columns-repeated="2"/>
          <table:table-cell table:style-name="ce59" office:value-type="float" office:value="3" calcext:value-type="float">
            <text:p>3</text:p>
          </table:table-cell>
          <table:table-cell table:style-name="ce65"/>
          <table:table-cell table:style-name="ce71" table:number-columns-repeated="2"/>
          <table:table-cell table:style-name="ce76" table:formula="of:=[.H29]*[.M29]" office:value-type="float" office:value="0.07875" calcext:value-type="float">
            <text:p>.079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float" office:value="3343" calcext:value-type="float">
            <text:p>3343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27]*[.D30]" office:value-type="percentage" office:value="0.02625" calcext:value-type="percentage">
            <text:p>2.63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59" office:value-type="string" calcext:value-type="string">
            <text:p><text:s/></text:p>
          </table:table-cell>
          <table:table-cell table:style-name="ce65"/>
          <table:table-cell table:style-name="ce71"/>
          <table:table-cell table:style-name="ce71" table:formula="of:=[.G30]*[.L30]" office:value-type="float" office:value="0.105" calcext:value-type="float">
            <text:p>.105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float" office:value="3334" calcext:value-type="float">
            <text:p>3334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27]*[.D31]" office:value-type="percentage" office:value="0.02625" calcext:value-type="percentage">
            <text:p>2.63%</text:p>
          </table:table-cell>
          <table:table-cell office:value-type="string" calcext:value-type="string">
            <text:p>C</text:p>
          </table:table-cell>
          <table:table-cell table:style-name="ce23"/>
          <table:table-cell table:number-columns-repeated="2"/>
          <table:table-cell table:style-name="ce59" office:value-type="float" office:value="4" calcext:value-type="float">
            <text:p>4</text:p>
          </table:table-cell>
          <table:table-cell table:style-name="ce65" table:formula="of:=[.E31]*[.J31]" office:value-type="float" office:value="0" calcext:value-type="float">
            <text:p>.</text:p>
          </table:table-cell>
          <table:table-cell table:style-name="ce71" table:formula="of:=[.F31]*[.K31]" office:value-type="float" office:value="0" calcext:value-type="float">
            <text:p>.</text:p>
          </table:table-cell>
          <table:table-cell table:style-name="ce71" table:formula="of:=[.G31]*[.L31]" office:value-type="float" office:value="0" calcext:value-type="float">
            <text:p>.</text:p>
          </table:table-cell>
          <table:table-cell table:style-name="ce76" table:formula="of:=[.H31]*[.M31]" office:value-type="float" office:value="0.105" calcext:value-type="float">
            <text:p>.105</text:p>
          </table:table-cell>
          <table:table-cell table:number-columns-repeated="239"/>
        </table:table-row>
        <table:table-row table:style-name="ro1">
          <table:table-cell table:style-name="ce6" office:value-type="float" office:value="6332" calcext:value-type="float">
            <text:p>6332</text:p>
          </table:table-cell>
          <table:table-cell table:style-name="ce12" office:value-type="percentage" office:value="0.056" calcext:value-type="percentage">
            <text:p>5.6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6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32]*[.D33]" office:value-type="percentage" office:value="0.014" calcext:value-type="percentage">
            <text:p>1.40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59"/>
          <table:table-cell table:style-name="ce65" table:formula="of:=[.E33]*[.J33]" office:value-type="float" office:value="0.084" calcext:value-type="float">
            <text:p>.084</text:p>
          </table:table-cell>
          <table:table-cell table:style-name="ce71" table:formula="of:=[.F33]*[.K33]" office:value-type="float" office:value="0" calcext:value-type="float">
            <text:p>.</text:p>
          </table:table-cell>
          <table:table-cell table:style-name="ce71" table:formula="of:=[.G33]*[.L33]" office:value-type="float" office:value="0" calcext:value-type="float">
            <text:p>.</text:p>
          </table:table-cell>
          <table:table-cell table:style-name="ce76" table:formula="of:=[.H33]*[.M33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6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B32]*[.D34]" office:value-type="percentage" office:value="0.014" calcext:value-type="percentage">
            <text:p>1.40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6" calcext:value-type="float">
            <text:p>6</text:p>
          </table:table-cell>
          <table:table-cell/>
          <table:table-cell table:style-name="ce59"/>
          <table:table-cell table:style-name="ce65" table:formula="of:=[.E34]*[.J34]" office:value-type="float" office:value="0" calcext:value-type="float">
            <text:p>.</text:p>
          </table:table-cell>
          <table:table-cell table:style-name="ce71" table:formula="of:=[.F34]*[.K34]" office:value-type="float" office:value="0.084" calcext:value-type="float">
            <text:p>.084</text:p>
          </table:table-cell>
          <table:table-cell table:style-name="ce71" table:formula="of:=[.G34]*[.L34]" office:value-type="float" office:value="0" calcext:value-type="float">
            <text:p>.</text:p>
          </table:table-cell>
          <table:table-cell table:style-name="ce76" table:formula="of:=[.H34]*[.M34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6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32]*[.D35]" office:value-type="percentage" office:value="0.014" calcext:value-type="percentage">
            <text:p>1.40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5" table:formula="of:=[.E35]*[.J35]" office:value-type="float" office:value="0" calcext:value-type="float">
            <text:p>.</text:p>
          </table:table-cell>
          <table:table-cell table:style-name="ce71" table:formula="of:=[.F35]*[.K35]" office:value-type="float" office:value="0" calcext:value-type="float">
            <text:p>.</text:p>
          </table:table-cell>
          <table:table-cell table:style-name="ce71" table:formula="of:=[.G35]*[.L35]" office:value-type="float" office:value="0.084" calcext:value-type="float">
            <text:p>.084</text:p>
          </table:table-cell>
          <table:table-cell table:style-name="ce76" table:formula="of:=[.H35]*[.M35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6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32]*[.D36]" office:value-type="percentage" office:value="0.014" calcext:value-type="percentage">
            <text:p>1.40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6" calcext:value-type="float">
            <text:p>6</text:p>
          </table:table-cell>
          <table:table-cell table:style-name="ce65" table:formula="of:=[.E36]*[.J36]" office:value-type="float" office:value="0" calcext:value-type="float">
            <text:p>.</text:p>
          </table:table-cell>
          <table:table-cell table:style-name="ce71" table:formula="of:=[.F36]*[.K36]" office:value-type="float" office:value="0" calcext:value-type="float">
            <text:p>.</text:p>
          </table:table-cell>
          <table:table-cell table:style-name="ce71" table:formula="of:=[.G36]*[.L36]" office:value-type="float" office:value="0" calcext:value-type="float">
            <text:p>.</text:p>
          </table:table-cell>
          <table:table-cell table:style-name="ce76" table:formula="of:=[.H36]*[.M36]" office:value-type="float" office:value="0.084" calcext:value-type="float">
            <text:p>.084</text:p>
          </table:table-cell>
          <table:table-cell table:number-columns-repeated="239"/>
        </table:table-row>
        <table:table-row table:style-name="ro1">
          <table:table-cell table:style-name="ce6" office:value-type="float" office:value="6421" calcext:value-type="float">
            <text:p>6421</text:p>
          </table:table-cell>
          <table:table-cell table:style-name="ce12" office:value-type="percentage" office:value="0.047" calcext:value-type="percentage">
            <text:p>4.7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6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37]*[.D38]" office:value-type="percentage" office:value="0.01175" calcext:value-type="percentage">
            <text:p>1.18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59"/>
          <table:table-cell table:style-name="ce65" table:formula="of:=[.E38]*[.J38]" office:value-type="float" office:value="0.0705" calcext:value-type="float">
            <text:p>.071</text:p>
          </table:table-cell>
          <table:table-cell table:style-name="ce71" table:formula="of:=[.F38]*[.K38]" office:value-type="float" office:value="0" calcext:value-type="float">
            <text:p>.</text:p>
          </table:table-cell>
          <table:table-cell table:style-name="ce71" table:formula="of:=[.G38]*[.L38]" office:value-type="float" office:value="0" calcext:value-type="float">
            <text:p>.</text:p>
          </table:table-cell>
          <table:table-cell table:style-name="ce76" table:formula="of:=[.H38]*[.M38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6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B37]*[.D39]" office:value-type="percentage" office:value="0.01175" calcext:value-type="percentage">
            <text:p>1.18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6" calcext:value-type="float">
            <text:p>6</text:p>
          </table:table-cell>
          <table:table-cell/>
          <table:table-cell table:style-name="ce59"/>
          <table:table-cell table:style-name="ce65" table:formula="of:=[.E39]*[.J39]" office:value-type="float" office:value="0" calcext:value-type="float">
            <text:p>.</text:p>
          </table:table-cell>
          <table:table-cell table:style-name="ce71" table:formula="of:=[.F39]*[.K39]" office:value-type="float" office:value="0.0705" calcext:value-type="float">
            <text:p>.071</text:p>
          </table:table-cell>
          <table:table-cell table:style-name="ce71" table:formula="of:=[.G39]*[.L39]" office:value-type="float" office:value="0" calcext:value-type="float">
            <text:p>.</text:p>
          </table:table-cell>
          <table:table-cell table:style-name="ce76" table:formula="of:=[.H39]*[.M39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6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37]*[.D40]" office:value-type="percentage" office:value="0.01175" calcext:value-type="percentage">
            <text:p>1.18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5" table:formula="of:=[.E40]*[.J40]" office:value-type="float" office:value="0" calcext:value-type="float">
            <text:p>.</text:p>
          </table:table-cell>
          <table:table-cell table:style-name="ce71" table:formula="of:=[.F40]*[.K40]" office:value-type="float" office:value="0" calcext:value-type="float">
            <text:p>.</text:p>
          </table:table-cell>
          <table:table-cell table:style-name="ce71" table:formula="of:=[.G40]*[.L40]" office:value-type="float" office:value="0.0705" calcext:value-type="float">
            <text:p>.071</text:p>
          </table:table-cell>
          <table:table-cell table:style-name="ce76" table:formula="of:=[.H40]*[.M40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6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37]*[.D41]" office:value-type="percentage" office:value="0.01175" calcext:value-type="percentage">
            <text:p>1.18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6" calcext:value-type="float">
            <text:p>6</text:p>
          </table:table-cell>
          <table:table-cell table:style-name="ce65" table:formula="of:=[.E41]*[.J41]" office:value-type="float" office:value="0" calcext:value-type="float">
            <text:p>.</text:p>
          </table:table-cell>
          <table:table-cell table:style-name="ce71" table:formula="of:=[.F41]*[.K41]" office:value-type="float" office:value="0" calcext:value-type="float">
            <text:p>.</text:p>
          </table:table-cell>
          <table:table-cell table:style-name="ce71" table:formula="of:=[.G41]*[.L41]" office:value-type="float" office:value="0" calcext:value-type="float">
            <text:p>.</text:p>
          </table:table-cell>
          <table:table-cell table:style-name="ce76" table:formula="of:=[.H41]*[.M41]" office:value-type="float" office:value="0.0705" calcext:value-type="float">
            <text:p>.071</text:p>
          </table:table-cell>
          <table:table-cell table:number-columns-repeated="239"/>
        </table:table-row>
        <table:table-row table:style-name="ro1">
          <table:table-cell table:style-name="ce6" office:value-type="float" office:value="6331" calcext:value-type="float">
            <text:p>6331</text:p>
          </table:table-cell>
          <table:table-cell table:style-name="ce12" office:value-type="percentage" office:value="0.035" calcext:value-type="percentage">
            <text:p>3.5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6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42]*[.D43]" office:value-type="percentage" office:value="0.00875" calcext:value-type="percentage">
            <text:p>0.88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59"/>
          <table:table-cell table:style-name="ce65" table:formula="of:=[.E43]*[.J43]" office:value-type="float" office:value="0.0525" calcext:value-type="float">
            <text:p>.053</text:p>
          </table:table-cell>
          <table:table-cell table:style-name="ce71" table:formula="of:=[.F43]*[.K43]" office:value-type="float" office:value="0" calcext:value-type="float">
            <text:p>.</text:p>
          </table:table-cell>
          <table:table-cell table:style-name="ce71" table:formula="of:=[.G43]*[.L43]" office:value-type="float" office:value="0" calcext:value-type="float">
            <text:p>.</text:p>
          </table:table-cell>
          <table:table-cell table:style-name="ce76" table:formula="of:=[.H43]*[.M43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6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B42]*[.D44]" office:value-type="percentage" office:value="0.00875" calcext:value-type="percentage">
            <text:p>0.88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6" calcext:value-type="float">
            <text:p>6</text:p>
          </table:table-cell>
          <table:table-cell/>
          <table:table-cell table:style-name="ce59"/>
          <table:table-cell table:style-name="ce65" table:formula="of:=[.E44]*[.J44]" office:value-type="float" office:value="0" calcext:value-type="float">
            <text:p>.</text:p>
          </table:table-cell>
          <table:table-cell table:style-name="ce71" table:formula="of:=[.F44]*[.K44]" office:value-type="float" office:value="0.0525" calcext:value-type="float">
            <text:p>.053</text:p>
          </table:table-cell>
          <table:table-cell table:style-name="ce71" table:formula="of:=[.G44]*[.L44]" office:value-type="float" office:value="0" calcext:value-type="float">
            <text:p>.</text:p>
          </table:table-cell>
          <table:table-cell table:style-name="ce76" table:formula="of:=[.H44]*[.M44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6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42]*[.D45]" office:value-type="percentage" office:value="0.00875" calcext:value-type="percentage">
            <text:p>0.88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5" table:formula="of:=[.E45]*[.J45]" office:value-type="float" office:value="0" calcext:value-type="float">
            <text:p>.</text:p>
          </table:table-cell>
          <table:table-cell table:style-name="ce71" table:formula="of:=[.F45]*[.K45]" office:value-type="float" office:value="0" calcext:value-type="float">
            <text:p>.</text:p>
          </table:table-cell>
          <table:table-cell table:style-name="ce71" table:formula="of:=[.G45]*[.L45]" office:value-type="float" office:value="0.0525" calcext:value-type="float">
            <text:p>.053</text:p>
          </table:table-cell>
          <table:table-cell table:style-name="ce76" table:formula="of:=[.H45]*[.M45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6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42]*[.D46]" office:value-type="percentage" office:value="0.00875" calcext:value-type="percentage">
            <text:p>0.88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6" calcext:value-type="float">
            <text:p>6</text:p>
          </table:table-cell>
          <table:table-cell table:style-name="ce65" table:formula="of:=[.E46]*[.J46]" office:value-type="float" office:value="0" calcext:value-type="float">
            <text:p>.</text:p>
          </table:table-cell>
          <table:table-cell table:style-name="ce71" table:formula="of:=[.F46]*[.K46]" office:value-type="float" office:value="0" calcext:value-type="float">
            <text:p>.</text:p>
          </table:table-cell>
          <table:table-cell table:style-name="ce71" table:formula="of:=[.G46]*[.L46]" office:value-type="float" office:value="0" calcext:value-type="float">
            <text:p>.</text:p>
          </table:table-cell>
          <table:table-cell table:style-name="ce76" table:formula="of:=[.H46]*[.M46]" office:value-type="float" office:value="0.0525" calcext:value-type="float">
            <text:p>.053</text:p>
          </table:table-cell>
          <table:table-cell table:number-columns-repeated="239"/>
        </table:table-row>
        <table:table-row table:style-name="ro1">
          <table:table-cell table:style-name="ce6" office:value-type="float" office:value="5521" calcext:value-type="float">
            <text:p>5521</text:p>
          </table:table-cell>
          <table:table-cell table:style-name="ce12" office:value-type="percentage" office:value="0.032" calcext:value-type="percentage">
            <text:p>3.2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5xx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formula="of:=[.B47]*[.D48]" office:value-type="percentage" office:value="0.00533333333333333" calcext:value-type="percentage">
            <text:p>0.53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48]*[.J48]" office:value-type="float" office:value="0.0266666666666667" calcext:value-type="float">
            <text:p>.027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x5x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formula="of:=[.E48]" office:value-type="percentage" office:value="0.00533333333333333" calcext:value-type="percentage">
            <text:p>0.53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49]*[.J49]" office:value-type="float" office:value="0.0266666666666667" calcext:value-type="float">
            <text:p>.027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xx5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formula="of:=[.E48]" office:value-type="percentage" office:value="0.00533333333333333" calcext:value-type="percentage">
            <text:p>0.53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50]*[.J50]" office:value-type="float" office:value="0.0266666666666667" calcext:value-type="float">
            <text:p>.027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55x</text:p>
          </table:table-cell>
          <table:table-cell table:style-name="ce35" office:value-type="float" office:value="0.166666666666667" calcext:value-type="float">
            <text:p><text:s/>1/6</text:p>
          </table:table-cell>
          <table:table-cell/>
          <table:table-cell table:formula="of:=[.E48]" office:value-type="percentage" office:value="0.00533333333333333" calcext:value-type="percentage">
            <text:p>0.53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5" calcext:value-type="float">
            <text:p>5</text:p>
          </table:table-cell>
          <table:table-cell/>
          <table:table-cell table:style-name="ce59"/>
          <table:table-cell table:style-name="ce65"/>
          <table:table-cell table:style-name="ce71" table:formula="of:=[.F51]*[.K51]" office:value-type="float" office:value="0.0266666666666667" calcext:value-type="float">
            <text:p>.027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5x5</text:p>
          </table:table-cell>
          <table:table-cell table:style-name="ce35" office:value-type="float" office:value="0.166666666666667" calcext:value-type="float">
            <text:p><text:s/>1/6</text:p>
          </table:table-cell>
          <table:table-cell/>
          <table:table-cell table:formula="of:=[.E48]" office:value-type="percentage" office:value="0.00533333333333333" calcext:value-type="percentage">
            <text:p>0.53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5" calcext:value-type="float">
            <text:p>5</text:p>
          </table:table-cell>
          <table:table-cell/>
          <table:table-cell table:style-name="ce59"/>
          <table:table-cell table:style-name="ce65"/>
          <table:table-cell table:style-name="ce71" table:formula="of:=[.F52]*[.K52]" office:value-type="float" office:value="0.0266666666666667" calcext:value-type="float">
            <text:p>.027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55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number-columns-repeated="2"/>
          <table:table-cell table:formula="of:=[.E48]" office:value-type="percentage" office:value="0.00533333333333333" calcext:value-type="percentage">
            <text:p>0.53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71"/>
          <table:table-cell table:style-name="ce71" table:formula="of:=[.G53]*[.L53]" office:value-type="float" office:value="0.0266666666666667" calcext:value-type="float">
            <text:p>.027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 office:value-type="float" office:value="4441" calcext:value-type="float">
            <text:p>4441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float" office:value="4441" calcext:value-type="float">
            <text:p>4441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54]*[.D55]" office:value-type="percentage" office:value="0.0075" calcext:value-type="percentage">
            <text:p>0.75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71"/>
          <table:table-cell table:style-name="ce71" table:formula="of:=[.G55]*[.L55]" office:value-type="float" office:value="0.03" calcext:value-type="float">
            <text:p>.03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float" office:value="4414" calcext:value-type="float">
            <text:p>4414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B54]*[.D56]" office:value-type="percentage" office:value="0.0075" calcext:value-type="percentage">
            <text:p>0.75%</text:p>
          </table:table-cell>
          <table:table-cell office:value-type="string" calcext:value-type="string">
            <text:p>C</text:p>
          </table:table-cell>
          <table:table-cell table:style-name="ce23"/>
          <table:table-cell table:number-columns-repeated="2"/>
          <table:table-cell table:style-name="ce59" office:value-type="float" office:value="4" calcext:value-type="float">
            <text:p>4</text:p>
          </table:table-cell>
          <table:table-cell table:style-name="ce65"/>
          <table:table-cell table:style-name="ce71" table:number-columns-repeated="2"/>
          <table:table-cell table:style-name="ce76" table:formula="of:=[.H56]*[.M56]" office:value-type="float" office:value="0.03" calcext:value-type="float">
            <text:p>.03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float" office:value="4144" calcext:value-type="float">
            <text:p>4144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54]*[.D57]" office:value-type="percentage" office:value="0.0075" calcext:value-type="percentage">
            <text:p>0.75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71"/>
          <table:table-cell table:style-name="ce71" table:formula="of:=[.G57]*[.L57]" office:value-type="float" office:value="0.03" calcext:value-type="float">
            <text:p>.03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float" office:value="1444" calcext:value-type="float">
            <text:p>1444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B54]*[.D58]" office:value-type="percentage" office:value="0.0075" calcext:value-type="percentage">
            <text:p>0.75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71"/>
          <table:table-cell table:style-name="ce71" table:formula="of:=[.G58]*[.L58]" office:value-type="float" office:value="0.03" calcext:value-type="float">
            <text:p>.03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 office:value-type="float" office:value="7321" calcext:value-type="float">
            <text:p>7321</text:p>
          </table:table-cell>
          <table:table-cell table:style-name="ce12" office:value-type="percentage" office:value="0.019" calcext:value-type="percentage">
            <text:p>1.9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7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59]*[.D60]" office:value-type="percentage" office:value="0.00475" calcext:value-type="percentage">
            <text:p>0.48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/>
          <table:table-cell table:style-name="ce59"/>
          <table:table-cell table:style-name="ce65" table:formula="of:=[.E60]*[.J60]" office:value-type="float" office:value="0.03325" calcext:value-type="float">
            <text:p>.033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7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60]" office:value-type="percentage" office:value="0.00475" calcext:value-type="percentage">
            <text:p>0.48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7" calcext:value-type="float">
            <text:p>7</text:p>
          </table:table-cell>
          <table:table-cell/>
          <table:table-cell table:style-name="ce59"/>
          <table:table-cell table:style-name="ce65"/>
          <table:table-cell table:style-name="ce71" table:formula="of:=[.F61]*[.K61]" office:value-type="float" office:value="0.03325" calcext:value-type="float">
            <text:p>.033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7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60]" office:value-type="percentage" office:value="0.00475" calcext:value-type="percentage">
            <text:p>0.48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style-name="ce65"/>
          <table:table-cell table:style-name="ce71"/>
          <table:table-cell table:style-name="ce71" table:formula="of:=[.G62]*[.L62]" office:value-type="float" office:value="0.03325" calcext:value-type="float">
            <text:p>.033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7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60]" office:value-type="percentage" office:value="0.00475" calcext:value-type="percentage">
            <text:p>0.48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7" calcext:value-type="float">
            <text:p>7</text:p>
          </table:table-cell>
          <table:table-cell table:style-name="ce65"/>
          <table:table-cell table:style-name="ce71" table:number-columns-repeated="2"/>
          <table:table-cell table:style-name="ce76" table:formula="of:=[.H63]*[.M63]" office:value-type="float" office:value="0.03325" calcext:value-type="float">
            <text:p>.033</text:p>
          </table:table-cell>
          <table:table-cell table:number-columns-repeated="239"/>
        </table:table-row>
        <table:table-row table:style-name="ro1">
          <table:table-cell table:style-name="ce6" office:value-type="float" office:value="6430" calcext:value-type="float">
            <text:p>6430</text:p>
          </table:table-cell>
          <table:table-cell table:style-name="ce12" office:value-type="percentage" office:value="0.013" calcext:value-type="percentage">
            <text:p>1.3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6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64]/4" office:value-type="percentage" office:value="0.00325" calcext:value-type="percentage">
            <text:p>0.33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59"/>
          <table:table-cell table:style-name="ce65" table:formula="of:=[.E65]*[.J65]" office:value-type="float" office:value="0.0195" calcext:value-type="float">
            <text:p>.02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6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65]" office:value-type="percentage" office:value="0.00325" calcext:value-type="percentage">
            <text:p>0.33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6" calcext:value-type="float">
            <text:p>6</text:p>
          </table:table-cell>
          <table:table-cell/>
          <table:table-cell table:style-name="ce59"/>
          <table:table-cell table:style-name="ce65"/>
          <table:table-cell table:style-name="ce71" table:formula="of:=[.F66]*[.K66]" office:value-type="float" office:value="0.0195" calcext:value-type="float">
            <text:p>.02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6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65]" office:value-type="percentage" office:value="0.00325" calcext:value-type="percentage">
            <text:p>0.33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5"/>
          <table:table-cell table:style-name="ce71"/>
          <table:table-cell table:style-name="ce71" table:formula="of:=[.G67]*[.L67]" office:value-type="float" office:value="0.0195" calcext:value-type="float">
            <text:p>.02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6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65]" office:value-type="percentage" office:value="0.00325" calcext:value-type="percentage">
            <text:p>0.33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6" calcext:value-type="float">
            <text:p>6</text:p>
          </table:table-cell>
          <table:table-cell table:style-name="ce65"/>
          <table:table-cell table:style-name="ce71" table:number-columns-repeated="2"/>
          <table:table-cell table:style-name="ce76" table:formula="of:=[.H68]*[.M68]" office:value-type="float" office:value="0.0195" calcext:value-type="float">
            <text:p>.02</text:p>
          </table:table-cell>
          <table:table-cell table:number-columns-repeated="239"/>
        </table:table-row>
        <table:table-row table:style-name="ro1">
          <table:table-cell table:style-name="ce6" office:value-type="float" office:value="5440" calcext:value-type="float">
            <text:p>5440</text:p>
          </table:table-cell>
          <table:table-cell table:style-name="ce12" office:value-type="percentage" office:value="0.012" calcext:value-type="percentage">
            <text:p>1.2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69]/4" office:value-type="percentage" office:value="0.003" calcext:value-type="percentage">
            <text:p>0.30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70]*[.J70]" office:value-type="float" office:value="0.015" calcext:value-type="float">
            <text:p>.015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555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70]" office:value-type="percentage" office:value="0.003" calcext:value-type="percentage">
            <text:p>0.30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5" calcext:value-type="float">
            <text:p>5</text:p>
          </table:table-cell>
          <table:table-cell/>
          <table:table-cell table:style-name="ce59"/>
          <table:table-cell table:style-name="ce65"/>
          <table:table-cell table:style-name="ce71" table:formula="of:=[.F71]*[.K71]" office:value-type="float" office:value="0.015" calcext:value-type="float">
            <text:p>.015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5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70]" office:value-type="percentage" office:value="0.003" calcext:value-type="percentage">
            <text:p>0.30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71"/>
          <table:table-cell table:style-name="ce71" table:formula="of:=[.G72]*[.L72]" office:value-type="float" office:value="0.015" calcext:value-type="float">
            <text:p>.015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5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70]" office:value-type="percentage" office:value="0.003" calcext:value-type="percentage">
            <text:p>0.30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5" calcext:value-type="float">
            <text:p>5</text:p>
          </table:table-cell>
          <table:table-cell table:style-name="ce65"/>
          <table:table-cell table:style-name="ce71" table:number-columns-repeated="2"/>
          <table:table-cell table:style-name="ce76" table:formula="of:=[.H73]*[.M73]" office:value-type="float" office:value="0.015" calcext:value-type="float">
            <text:p>.015</text:p>
          </table:table-cell>
          <table:table-cell table:number-columns-repeated="239"/>
        </table:table-row>
        <table:table-row table:style-name="ro1">
          <table:table-cell table:style-name="ce6" office:value-type="float" office:value="5530" calcext:value-type="float">
            <text:p>5530</text:p>
          </table:table-cell>
          <table:table-cell table:style-name="ce12" office:value-type="percentage" office:value="0.009" calcext:value-type="percentage">
            <text:p>0.9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5xx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formula="of:=[.B74]/6" office:value-type="percentage" office:value="0.0015" calcext:value-type="percentage">
            <text:p>0.15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75]*[.J75]" office:value-type="float" office:value="0.0075" calcext:value-type="float">
            <text:p>.008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x5x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formula="of:=[.E75]" office:value-type="percentage" office:value="0.0015" calcext:value-type="percentage">
            <text:p>0.15%</text:p>
          </table:table-cell>
          <table:table-cell office:value-type="string" calcext:value-type="string">
            <text:p><text:s/></text:p>
          </table:table-cell>
          <table:table-cell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76]*[.J76]" office:value-type="float" office:value="0.0075" calcext:value-type="float">
            <text:p>.008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5xx5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formula="of:=[.E75]" office:value-type="percentage" office:value="0.0015" calcext:value-type="percentage">
            <text:p>0.15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9"/>
          <table:table-cell table:style-name="ce65" table:formula="of:=[.E77]*[.J77]" office:value-type="float" office:value="0.0075" calcext:value-type="float">
            <text:p>.008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55x</text:p>
          </table:table-cell>
          <table:table-cell table:style-name="ce35" office:value-type="float" office:value="0.166666666666667" calcext:value-type="float">
            <text:p><text:s/>1/6</text:p>
          </table:table-cell>
          <table:table-cell/>
          <table:table-cell table:formula="of:=[.E75]" office:value-type="percentage" office:value="0.0015" calcext:value-type="percentage">
            <text:p>0.15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5" calcext:value-type="float">
            <text:p>5</text:p>
          </table:table-cell>
          <table:table-cell/>
          <table:table-cell table:style-name="ce59"/>
          <table:table-cell table:style-name="ce65"/>
          <table:table-cell table:style-name="ce71" table:formula="of:=[.F78]*[.K78]" office:value-type="float" office:value="0.0075" calcext:value-type="float">
            <text:p>.008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5x5</text:p>
          </table:table-cell>
          <table:table-cell table:style-name="ce35" office:value-type="float" office:value="0.166666666666667" calcext:value-type="float">
            <text:p><text:s/>1/6</text:p>
          </table:table-cell>
          <table:table-cell/>
          <table:table-cell table:formula="of:=[.E75]" office:value-type="percentage" office:value="0.0015" calcext:value-type="percentage">
            <text:p>0.15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5" calcext:value-type="float">
            <text:p>5</text:p>
          </table:table-cell>
          <table:table-cell/>
          <table:table-cell table:style-name="ce59"/>
          <table:table-cell table:style-name="ce65"/>
          <table:table-cell table:style-name="ce71" table:formula="of:=[.F79]*[.K79]" office:value-type="float" office:value="0.0075" calcext:value-type="float">
            <text:p>.008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55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number-columns-repeated="2"/>
          <table:table-cell table:formula="of:=[.E75]" office:value-type="percentage" office:value="0.0015" calcext:value-type="percentage">
            <text:p>0.15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71"/>
          <table:table-cell table:style-name="ce71" table:formula="of:=[.G80]*[.L80]" office:value-type="float" office:value="0.0075" calcext:value-type="float">
            <text:p>.008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 office:value-type="float" office:value="6511" calcext:value-type="float">
            <text:p>6511</text:p>
          </table:table-cell>
          <table:table-cell table:style-name="ce12" office:value-type="percentage" office:value="0.007" calcext:value-type="percentage">
            <text:p>0.7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6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81]/4" office:value-type="percentage" office:value="0.00175" calcext:value-type="percentage">
            <text:p>0.18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59"/>
          <table:table-cell table:style-name="ce65" table:formula="of:=[.E82]*[.J82]" office:value-type="float" office:value="0.0105" calcext:value-type="float">
            <text:p>.011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6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82]" office:value-type="percentage" office:value="0.00175" calcext:value-type="percentage">
            <text:p>0.18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6" calcext:value-type="float">
            <text:p>6</text:p>
          </table:table-cell>
          <table:table-cell/>
          <table:table-cell table:style-name="ce59"/>
          <table:table-cell table:style-name="ce65"/>
          <table:table-cell table:style-name="ce71" table:formula="of:=[.F83]*[.K83]" office:value-type="float" office:value="0.0105" calcext:value-type="float">
            <text:p>.011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6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82]" office:value-type="percentage" office:value="0.00175" calcext:value-type="percentage">
            <text:p>0.18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5"/>
          <table:table-cell table:style-name="ce71"/>
          <table:table-cell table:style-name="ce71" table:formula="of:=[.G84]*[.L84]" office:value-type="float" office:value="0.0105" calcext:value-type="float">
            <text:p>.011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6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82]" office:value-type="percentage" office:value="0.00175" calcext:value-type="percentage">
            <text:p>0.18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6" calcext:value-type="float">
            <text:p>6</text:p>
          </table:table-cell>
          <table:table-cell table:style-name="ce65"/>
          <table:table-cell table:style-name="ce71" table:number-columns-repeated="2"/>
          <table:table-cell table:style-name="ce76" table:formula="of:=[.H85]*[.M85]" office:value-type="float" office:value="0.0105" calcext:value-type="float">
            <text:p>.011</text:p>
          </table:table-cell>
          <table:table-cell table:number-columns-repeated="239"/>
        </table:table-row>
        <table:table-row table:style-name="ro1">
          <table:table-cell table:style-name="ce6" office:value-type="float" office:value="6520" calcext:value-type="float">
            <text:p>6520</text:p>
          </table:table-cell>
          <table:table-cell table:style-name="ce12" office:value-type="percentage" office:value="0.0065" calcext:value-type="percentage">
            <text:p>0.65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6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86]/4" office:value-type="percentage" office:value="0.001625" calcext:value-type="percentage">
            <text:p>0.16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59"/>
          <table:table-cell table:style-name="ce65" table:formula="of:=[.E87]*[.J87]" office:value-type="float" office:value="0.00975" calcext:value-type="float">
            <text:p>.01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6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87]" office:value-type="percentage" office:value="0.001625" calcext:value-type="percentage">
            <text:p>0.16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6" calcext:value-type="float">
            <text:p>6</text:p>
          </table:table-cell>
          <table:table-cell/>
          <table:table-cell table:style-name="ce59"/>
          <table:table-cell table:style-name="ce65"/>
          <table:table-cell table:style-name="ce71" table:formula="of:=[.F88]*[.K88]" office:value-type="float" office:value="0.00975" calcext:value-type="float">
            <text:p>.01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6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87]" office:value-type="percentage" office:value="0.001625" calcext:value-type="percentage">
            <text:p>0.16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5"/>
          <table:table-cell table:style-name="ce71"/>
          <table:table-cell table:style-name="ce71" table:formula="of:=[.G89]*[.L89]" office:value-type="float" office:value="0.00975" calcext:value-type="float">
            <text:p>.01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6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87]" office:value-type="percentage" office:value="0.001625" calcext:value-type="percentage">
            <text:p>0.16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6" calcext:value-type="float">
            <text:p>6</text:p>
          </table:table-cell>
          <table:table-cell table:style-name="ce65"/>
          <table:table-cell table:style-name="ce71" table:number-columns-repeated="2"/>
          <table:table-cell table:style-name="ce76" table:formula="of:=[.H90]*[.M90]" office:value-type="float" office:value="0.00975" calcext:value-type="float">
            <text:p>.01</text:p>
          </table:table-cell>
          <table:table-cell table:number-columns-repeated="239"/>
        </table:table-row>
        <table:table-row table:style-name="ro1">
          <table:table-cell table:style-name="ce6" office:value-type="float" office:value="7222" calcext:value-type="float">
            <text:p>7222</text:p>
          </table:table-cell>
          <table:table-cell table:style-name="ce12" office:value-type="percentage" office:value="0.005" calcext:value-type="percentage">
            <text:p>0.5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7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91]/4" office:value-type="percentage" office:value="0.00125" calcext:value-type="percentage">
            <text:p>0.13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/>
          <table:table-cell table:style-name="ce59"/>
          <table:table-cell table:style-name="ce65" table:formula="of:=[.E92]*[.J92]" office:value-type="float" office:value="0.00875" calcext:value-type="float">
            <text:p>.009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7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92]" office:value-type="percentage" office:value="0.00125" calcext:value-type="percentage">
            <text:p>0.13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7" calcext:value-type="float">
            <text:p>7</text:p>
          </table:table-cell>
          <table:table-cell/>
          <table:table-cell table:style-name="ce59"/>
          <table:table-cell table:style-name="ce65"/>
          <table:table-cell table:style-name="ce71" table:formula="of:=[.F93]*[.K93]" office:value-type="float" office:value="0.00875" calcext:value-type="float">
            <text:p>.009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7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92]" office:value-type="percentage" office:value="0.00125" calcext:value-type="percentage">
            <text:p>0.13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style-name="ce65"/>
          <table:table-cell table:style-name="ce71"/>
          <table:table-cell table:style-name="ce71" table:formula="of:=[.G94]*[.L94]" office:value-type="float" office:value="0.00875" calcext:value-type="float">
            <text:p>.009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7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92]" office:value-type="percentage" office:value="0.00125" calcext:value-type="percentage">
            <text:p>0.13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7" calcext:value-type="float">
            <text:p>7</text:p>
          </table:table-cell>
          <table:table-cell table:style-name="ce65"/>
          <table:table-cell table:style-name="ce71" table:number-columns-repeated="2"/>
          <table:table-cell table:style-name="ce76" table:formula="of:=[.H95]*[.M95]" office:value-type="float" office:value="0.00875" calcext:value-type="float">
            <text:p>.009</text:p>
          </table:table-cell>
          <table:table-cell table:number-columns-repeated="239"/>
        </table:table-row>
        <table:table-row table:style-name="ro1">
          <table:table-cell table:style-name="ce6" office:value-type="float" office:value="7411" calcext:value-type="float">
            <text:p>7411</text:p>
          </table:table-cell>
          <table:table-cell table:style-name="ce12" office:value-type="percentage" office:value="0.004" calcext:value-type="percentage">
            <text:p>0.4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7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96]/4" office:value-type="percentage" office:value="0.001" calcext:value-type="percentage">
            <text:p>0.10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/>
          <table:table-cell table:style-name="ce59"/>
          <table:table-cell table:style-name="ce65" table:formula="of:=[.E97]*[.J97]" office:value-type="float" office:value="0.007" calcext:value-type="float">
            <text:p>.007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7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97]" office:value-type="percentage" office:value="0.001" calcext:value-type="percentage">
            <text:p>0.10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7" calcext:value-type="float">
            <text:p>7</text:p>
          </table:table-cell>
          <table:table-cell/>
          <table:table-cell table:style-name="ce59"/>
          <table:table-cell table:style-name="ce65"/>
          <table:table-cell table:style-name="ce71" table:formula="of:=[.F98]*[.K98]" office:value-type="float" office:value="0.007" calcext:value-type="float">
            <text:p>.007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7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97]" office:value-type="percentage" office:value="0.001" calcext:value-type="percentage">
            <text:p>0.10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style-name="ce65"/>
          <table:table-cell table:style-name="ce71"/>
          <table:table-cell table:style-name="ce71" table:formula="of:=[.G99]*[.L99]" office:value-type="float" office:value="0.007" calcext:value-type="float">
            <text:p>.007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7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97]" office:value-type="percentage" office:value="0.001" calcext:value-type="percentage">
            <text:p>0.10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7" calcext:value-type="float">
            <text:p>7</text:p>
          </table:table-cell>
          <table:table-cell table:style-name="ce65"/>
          <table:table-cell table:style-name="ce71" table:number-columns-repeated="2"/>
          <table:table-cell table:style-name="ce76" table:formula="of:=[.H100]*[.M100]" office:value-type="float" office:value="0.007" calcext:value-type="float">
            <text:p>.007</text:p>
          </table:table-cell>
          <table:table-cell table:number-columns-repeated="239"/>
        </table:table-row>
        <table:table-row table:style-name="ro1">
          <table:table-cell table:style-name="ce6" office:value-type="float" office:value="7420" calcext:value-type="float">
            <text:p>7420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7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101]/4" office:value-type="percentage" office:value="0.000875" calcext:value-type="percentage">
            <text:p>0.09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/>
          <table:table-cell table:style-name="ce59"/>
          <table:table-cell table:style-name="ce65" table:formula="of:=[.E102]*[.J102]" office:value-type="float" office:value="0.006125" calcext:value-type="float">
            <text:p>.006</text:p>
          </table:table-cell>
          <table:table-cell table:style-name="ce71" table:number-columns-repeated="2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7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102]" office:value-type="percentage" office:value="0.000875" calcext:value-type="percentage">
            <text:p>0.09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7" calcext:value-type="float">
            <text:p>7</text:p>
          </table:table-cell>
          <table:table-cell/>
          <table:table-cell table:style-name="ce59"/>
          <table:table-cell table:style-name="ce65"/>
          <table:table-cell table:style-name="ce71" table:formula="of:=[.F103]*[.K103]" office:value-type="float" office:value="0.006125" calcext:value-type="float">
            <text:p>.006</text:p>
          </table:table-cell>
          <table:table-cell table:style-name="ce71"/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7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102]" office:value-type="percentage" office:value="0.000875" calcext:value-type="percentage">
            <text:p>0.09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style-name="ce65"/>
          <table:table-cell table:style-name="ce71"/>
          <table:table-cell table:style-name="ce71" table:formula="of:=[.G104]*[.L104]" office:value-type="float" office:value="0.006125" calcext:value-type="float">
            <text:p>.006</text:p>
          </table:table-cell>
          <table:table-cell table:style-name="ce76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7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102]" office:value-type="percentage" office:value="0.000875" calcext:value-type="percentage">
            <text:p>0.09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7" calcext:value-type="float">
            <text:p>7</text:p>
          </table:table-cell>
          <table:table-cell table:style-name="ce65"/>
          <table:table-cell table:style-name="ce71" table:number-columns-repeated="2"/>
          <table:table-cell table:style-name="ce76" table:formula="of:=[.H105]*[.M105]" office:value-type="float" office:value="0.006125" calcext:value-type="float">
            <text:p>.006</text:p>
          </table:table-cell>
          <table:table-cell table:number-columns-repeated="239"/>
        </table:table-row>
        <table:table-row table:style-name="ro1">
          <table:table-cell table:style-name="ce6" office:value-type="float" office:value="7330" calcext:value-type="float">
            <text:p>7330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7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106]/4" office:value-type="percentage" office:value="0.000625" calcext:value-type="percentage">
            <text:p>0.06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/>
          <table:table-cell table:style-name="ce59"/>
          <table:table-cell table:style-name="ce65" table:formula="of:=[.E107]*[.J107]" office:value-type="float" office:value="0.004375" calcext:value-type="float">
            <text:p>.004</text:p>
          </table:table-cell>
          <table:table-cell table:style-name="ce71" table:formula="of:=[.F107]*[.K107]" office:value-type="float" office:value="0" calcext:value-type="float">
            <text:p>.</text:p>
          </table:table-cell>
          <table:table-cell table:style-name="ce71" table:formula="of:=[.G107]*[.L107]" office:value-type="float" office:value="0" calcext:value-type="float">
            <text:p>.</text:p>
          </table:table-cell>
          <table:table-cell table:style-name="ce76" table:formula="of:=[.H107]*[.M107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7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107]" office:value-type="percentage" office:value="0.000625" calcext:value-type="percentage">
            <text:p>0.06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7" calcext:value-type="float">
            <text:p>7</text:p>
          </table:table-cell>
          <table:table-cell/>
          <table:table-cell table:style-name="ce59"/>
          <table:table-cell table:style-name="ce65" table:formula="of:=[.E108]*[.J108]" office:value-type="float" office:value="0" calcext:value-type="float">
            <text:p>.</text:p>
          </table:table-cell>
          <table:table-cell table:style-name="ce71" table:formula="of:=[.F108]*[.K108]" office:value-type="float" office:value="0.004375" calcext:value-type="float">
            <text:p>.004</text:p>
          </table:table-cell>
          <table:table-cell table:style-name="ce71" table:formula="of:=[.G108]*[.L108]" office:value-type="float" office:value="0" calcext:value-type="float">
            <text:p>.</text:p>
          </table:table-cell>
          <table:table-cell table:style-name="ce76" table:formula="of:=[.H108]*[.M108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7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107]" office:value-type="percentage" office:value="0.000625" calcext:value-type="percentage">
            <text:p>0.06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style-name="ce65" table:formula="of:=[.E109]*[.J109]" office:value-type="float" office:value="0" calcext:value-type="float">
            <text:p>.</text:p>
          </table:table-cell>
          <table:table-cell table:style-name="ce71" table:formula="of:=[.F109]*[.K109]" office:value-type="float" office:value="0" calcext:value-type="float">
            <text:p>.</text:p>
          </table:table-cell>
          <table:table-cell table:style-name="ce71" table:formula="of:=[.G109]*[.L109]" office:value-type="float" office:value="0.004375" calcext:value-type="float">
            <text:p>.004</text:p>
          </table:table-cell>
          <table:table-cell table:style-name="ce76" table:formula="of:=[.H109]*[.M109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7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107]" office:value-type="percentage" office:value="0.000625" calcext:value-type="percentage">
            <text:p>0.06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7" calcext:value-type="float">
            <text:p>7</text:p>
          </table:table-cell>
          <table:table-cell table:style-name="ce65" table:formula="of:=[.E110]*[.J110]" office:value-type="float" office:value="0" calcext:value-type="float">
            <text:p>.</text:p>
          </table:table-cell>
          <table:table-cell table:style-name="ce71" table:formula="of:=[.F110]*[.K110]" office:value-type="float" office:value="0" calcext:value-type="float">
            <text:p>.</text:p>
          </table:table-cell>
          <table:table-cell table:style-name="ce71" table:formula="of:=[.G110]*[.L110]" office:value-type="float" office:value="0" calcext:value-type="float">
            <text:p>.</text:p>
          </table:table-cell>
          <table:table-cell table:style-name="ce76" table:formula="of:=[.H110]*[.M110]" office:value-type="float" office:value="0.004375" calcext:value-type="float">
            <text:p>.004</text:p>
          </table:table-cell>
          <table:table-cell table:number-columns-repeated="239"/>
        </table:table-row>
        <table:table-row table:style-name="ro1">
          <table:table-cell table:style-name="ce6" office:value-type="float" office:value="8221" calcext:value-type="float">
            <text:p>8221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8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111]/4" office:value-type="percentage" office:value="0.0005" calcext:value-type="percentage">
            <text:p>0.05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/>
          <table:table-cell table:style-name="ce59"/>
          <table:table-cell table:style-name="ce65" table:formula="of:=[.E112]*[.J112]" office:value-type="float" office:value="0.004" calcext:value-type="float">
            <text:p>.004</text:p>
          </table:table-cell>
          <table:table-cell table:style-name="ce71" table:formula="of:=[.F112]*[.K112]" office:value-type="float" office:value="0" calcext:value-type="float">
            <text:p>.</text:p>
          </table:table-cell>
          <table:table-cell table:style-name="ce71" table:formula="of:=[.G112]*[.L112]" office:value-type="float" office:value="0" calcext:value-type="float">
            <text:p>.</text:p>
          </table:table-cell>
          <table:table-cell table:style-name="ce76" table:formula="of:=[.H112]*[.M112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8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112]" office:value-type="percentage" office:value="0.0005" calcext:value-type="percentage">
            <text:p>0.05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8" calcext:value-type="float">
            <text:p>8</text:p>
          </table:table-cell>
          <table:table-cell/>
          <table:table-cell table:style-name="ce59"/>
          <table:table-cell table:style-name="ce65" table:formula="of:=[.E113]*[.J113]" office:value-type="float" office:value="0" calcext:value-type="float">
            <text:p>.</text:p>
          </table:table-cell>
          <table:table-cell table:style-name="ce71" table:formula="of:=[.F113]*[.K113]" office:value-type="float" office:value="0.004" calcext:value-type="float">
            <text:p>.004</text:p>
          </table:table-cell>
          <table:table-cell table:style-name="ce71" table:formula="of:=[.G113]*[.L113]" office:value-type="float" office:value="0" calcext:value-type="float">
            <text:p>.</text:p>
          </table:table-cell>
          <table:table-cell table:style-name="ce76" table:formula="of:=[.H113]*[.M113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8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112]" office:value-type="percentage" office:value="0.0005" calcext:value-type="percentage">
            <text:p>0.05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65" table:formula="of:=[.E114]*[.J114]" office:value-type="float" office:value="0" calcext:value-type="float">
            <text:p>.</text:p>
          </table:table-cell>
          <table:table-cell table:style-name="ce71" table:formula="of:=[.F114]*[.K114]" office:value-type="float" office:value="0" calcext:value-type="float">
            <text:p>.</text:p>
          </table:table-cell>
          <table:table-cell table:style-name="ce71" table:formula="of:=[.G114]*[.L114]" office:value-type="float" office:value="0.004" calcext:value-type="float">
            <text:p>.004</text:p>
          </table:table-cell>
          <table:table-cell table:style-name="ce76" table:formula="of:=[.H114]*[.M114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8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112]" office:value-type="percentage" office:value="0.0005" calcext:value-type="percentage">
            <text:p>0.05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8" calcext:value-type="float">
            <text:p>8</text:p>
          </table:table-cell>
          <table:table-cell table:style-name="ce65" table:formula="of:=[.E115]*[.J115]" office:value-type="float" office:value="0" calcext:value-type="float">
            <text:p>.</text:p>
          </table:table-cell>
          <table:table-cell table:style-name="ce71" table:formula="of:=[.F115]*[.K115]" office:value-type="float" office:value="0" calcext:value-type="float">
            <text:p>.</text:p>
          </table:table-cell>
          <table:table-cell table:style-name="ce71" table:formula="of:=[.G115]*[.L115]" office:value-type="float" office:value="0" calcext:value-type="float">
            <text:p>.</text:p>
          </table:table-cell>
          <table:table-cell table:style-name="ce76" table:formula="of:=[.H115]*[.M115]" office:value-type="float" office:value="0.004" calcext:value-type="float">
            <text:p>.004</text:p>
          </table:table-cell>
          <table:table-cell table:number-columns-repeated="239"/>
        </table:table-row>
        <table:table-row table:style-name="ro1">
          <table:table-cell table:style-name="ce6" office:value-type="float" office:value="8311" calcext:value-type="float">
            <text:p>831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8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116]/4" office:value-type="percentage" office:value="0.0003" calcext:value-type="percentage">
            <text:p>0.03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/>
          <table:table-cell table:style-name="ce59"/>
          <table:table-cell table:style-name="ce65" table:formula="of:=[.E117]*[.J117]" office:value-type="float" office:value="0.0024" calcext:value-type="float">
            <text:p>.002</text:p>
          </table:table-cell>
          <table:table-cell table:style-name="ce71" table:formula="of:=[.F117]*[.K117]" office:value-type="float" office:value="0" calcext:value-type="float">
            <text:p>.</text:p>
          </table:table-cell>
          <table:table-cell table:style-name="ce71" table:formula="of:=[.G117]*[.L117]" office:value-type="float" office:value="0" calcext:value-type="float">
            <text:p>.</text:p>
          </table:table-cell>
          <table:table-cell table:style-name="ce76" table:formula="of:=[.H117]*[.M117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8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117]" office:value-type="percentage" office:value="0.0003" calcext:value-type="percentage">
            <text:p>0.03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8" calcext:value-type="float">
            <text:p>8</text:p>
          </table:table-cell>
          <table:table-cell/>
          <table:table-cell table:style-name="ce59"/>
          <table:table-cell table:style-name="ce65" table:formula="of:=[.E118]*[.J118]" office:value-type="float" office:value="0" calcext:value-type="float">
            <text:p>.</text:p>
          </table:table-cell>
          <table:table-cell table:style-name="ce71" table:formula="of:=[.F118]*[.K118]" office:value-type="float" office:value="0.0024" calcext:value-type="float">
            <text:p>.002</text:p>
          </table:table-cell>
          <table:table-cell table:style-name="ce71" table:formula="of:=[.G118]*[.L118]" office:value-type="float" office:value="0" calcext:value-type="float">
            <text:p>.</text:p>
          </table:table-cell>
          <table:table-cell table:style-name="ce76" table:formula="of:=[.H118]*[.M118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8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117]" office:value-type="percentage" office:value="0.0003" calcext:value-type="percentage">
            <text:p>0.03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65" table:formula="of:=[.E119]*[.J119]" office:value-type="float" office:value="0" calcext:value-type="float">
            <text:p>.</text:p>
          </table:table-cell>
          <table:table-cell table:style-name="ce71" table:formula="of:=[.F119]*[.K119]" office:value-type="float" office:value="0" calcext:value-type="float">
            <text:p>.</text:p>
          </table:table-cell>
          <table:table-cell table:style-name="ce71" table:formula="of:=[.G119]*[.L119]" office:value-type="float" office:value="0.0024" calcext:value-type="float">
            <text:p>.002</text:p>
          </table:table-cell>
          <table:table-cell table:style-name="ce76" table:formula="of:=[.H119]*[.M119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8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117]" office:value-type="percentage" office:value="0.0003" calcext:value-type="percentage">
            <text:p>0.03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8" calcext:value-type="float">
            <text:p>8</text:p>
          </table:table-cell>
          <table:table-cell table:style-name="ce65" table:formula="of:=[.E120]*[.J120]" office:value-type="float" office:value="0" calcext:value-type="float">
            <text:p>.</text:p>
          </table:table-cell>
          <table:table-cell table:style-name="ce71" table:formula="of:=[.F120]*[.K120]" office:value-type="float" office:value="0" calcext:value-type="float">
            <text:p>.</text:p>
          </table:table-cell>
          <table:table-cell table:style-name="ce71" table:formula="of:=[.G120]*[.L120]" office:value-type="float" office:value="0" calcext:value-type="float">
            <text:p>.</text:p>
          </table:table-cell>
          <table:table-cell table:style-name="ce76" table:formula="of:=[.H120]*[.M120]" office:value-type="float" office:value="0.0024" calcext:value-type="float">
            <text:p>.002</text:p>
          </table:table-cell>
          <table:table-cell table:number-columns-repeated="239"/>
        </table:table-row>
        <table:table-row table:style-name="ro1">
          <table:table-cell table:style-name="ce6" office:value-type="float" office:value="7510" calcext:value-type="float">
            <text:p>7510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7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121]/4" office:value-type="percentage" office:value="0.000275" calcext:value-type="percentage">
            <text:p>0.03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/>
          <table:table-cell table:style-name="ce59"/>
          <table:table-cell table:style-name="ce65" table:formula="of:=[.E122]*[.J122]" office:value-type="float" office:value="0.001925" calcext:value-type="float">
            <text:p>.002</text:p>
          </table:table-cell>
          <table:table-cell table:style-name="ce71" table:formula="of:=[.F122]*[.K122]" office:value-type="float" office:value="0" calcext:value-type="float">
            <text:p>.</text:p>
          </table:table-cell>
          <table:table-cell table:style-name="ce71" table:formula="of:=[.G122]*[.L122]" office:value-type="float" office:value="0" calcext:value-type="float">
            <text:p>.</text:p>
          </table:table-cell>
          <table:table-cell table:style-name="ce76" table:formula="of:=[.H122]*[.M122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7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122]" office:value-type="percentage" office:value="0.000275" calcext:value-type="percentage">
            <text:p>0.03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7" calcext:value-type="float">
            <text:p>7</text:p>
          </table:table-cell>
          <table:table-cell/>
          <table:table-cell table:style-name="ce59"/>
          <table:table-cell table:style-name="ce65" table:formula="of:=[.E123]*[.J123]" office:value-type="float" office:value="0" calcext:value-type="float">
            <text:p>.</text:p>
          </table:table-cell>
          <table:table-cell table:style-name="ce71" table:formula="of:=[.F123]*[.K123]" office:value-type="float" office:value="0.001925" calcext:value-type="float">
            <text:p>.002</text:p>
          </table:table-cell>
          <table:table-cell table:style-name="ce71" table:formula="of:=[.G123]*[.L123]" office:value-type="float" office:value="0" calcext:value-type="float">
            <text:p>.</text:p>
          </table:table-cell>
          <table:table-cell table:style-name="ce76" table:formula="of:=[.H123]*[.M123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7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122]" office:value-type="percentage" office:value="0.000275" calcext:value-type="percentage">
            <text:p>0.03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style-name="ce65" table:formula="of:=[.E124]*[.J124]" office:value-type="float" office:value="0" calcext:value-type="float">
            <text:p>.</text:p>
          </table:table-cell>
          <table:table-cell table:style-name="ce71" table:formula="of:=[.F124]*[.K124]" office:value-type="float" office:value="0" calcext:value-type="float">
            <text:p>.</text:p>
          </table:table-cell>
          <table:table-cell table:style-name="ce71" table:formula="of:=[.G124]*[.L124]" office:value-type="float" office:value="0.001925" calcext:value-type="float">
            <text:p>.002</text:p>
          </table:table-cell>
          <table:table-cell table:style-name="ce76" table:formula="of:=[.H124]*[.M124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7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122]" office:value-type="percentage" office:value="0.000275" calcext:value-type="percentage">
            <text:p>0.03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7" calcext:value-type="float">
            <text:p>7</text:p>
          </table:table-cell>
          <table:table-cell table:style-name="ce65" table:formula="of:=[.E125]*[.J125]" office:value-type="float" office:value="0" calcext:value-type="float">
            <text:p>.</text:p>
          </table:table-cell>
          <table:table-cell table:style-name="ce71" table:formula="of:=[.F125]*[.K125]" office:value-type="float" office:value="0" calcext:value-type="float">
            <text:p>.</text:p>
          </table:table-cell>
          <table:table-cell table:style-name="ce71" table:formula="of:=[.G125]*[.L125]" office:value-type="float" office:value="0" calcext:value-type="float">
            <text:p>.</text:p>
          </table:table-cell>
          <table:table-cell table:style-name="ce76" table:formula="of:=[.H125]*[.M125]" office:value-type="float" office:value="0.001925" calcext:value-type="float">
            <text:p>.002</text:p>
          </table:table-cell>
          <table:table-cell table:number-columns-repeated="239"/>
        </table:table-row>
        <table:table-row table:style-name="ro1">
          <table:table-cell table:style-name="ce6" office:value-type="float" office:value="8320" calcext:value-type="float">
            <text:p>8320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8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126]/4" office:value-type="percentage" office:value="0.000275" calcext:value-type="percentage">
            <text:p>0.03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/>
          <table:table-cell table:style-name="ce59"/>
          <table:table-cell table:style-name="ce65" table:formula="of:=[.E127]*[.J127]" office:value-type="float" office:value="0.0022" calcext:value-type="float">
            <text:p>.002</text:p>
          </table:table-cell>
          <table:table-cell table:style-name="ce71" table:formula="of:=[.F127]*[.K127]" office:value-type="float" office:value="0" calcext:value-type="float">
            <text:p>.</text:p>
          </table:table-cell>
          <table:table-cell table:style-name="ce71" table:formula="of:=[.G127]*[.L127]" office:value-type="float" office:value="0" calcext:value-type="float">
            <text:p>.</text:p>
          </table:table-cell>
          <table:table-cell table:style-name="ce76" table:formula="of:=[.H127]*[.M127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8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127]" office:value-type="percentage" office:value="0.000275" calcext:value-type="percentage">
            <text:p>0.03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8" calcext:value-type="float">
            <text:p>8</text:p>
          </table:table-cell>
          <table:table-cell/>
          <table:table-cell table:style-name="ce59"/>
          <table:table-cell table:style-name="ce65" table:formula="of:=[.E128]*[.J128]" office:value-type="float" office:value="0" calcext:value-type="float">
            <text:p>.</text:p>
          </table:table-cell>
          <table:table-cell table:style-name="ce71" table:formula="of:=[.F128]*[.K128]" office:value-type="float" office:value="0.0022" calcext:value-type="float">
            <text:p>.002</text:p>
          </table:table-cell>
          <table:table-cell table:style-name="ce71" table:formula="of:=[.G128]*[.L128]" office:value-type="float" office:value="0" calcext:value-type="float">
            <text:p>.</text:p>
          </table:table-cell>
          <table:table-cell table:style-name="ce76" table:formula="of:=[.H128]*[.M128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8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127]" office:value-type="percentage" office:value="0.000275" calcext:value-type="percentage">
            <text:p>0.03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65" table:formula="of:=[.E129]*[.J129]" office:value-type="float" office:value="0" calcext:value-type="float">
            <text:p>.</text:p>
          </table:table-cell>
          <table:table-cell table:style-name="ce71" table:formula="of:=[.F129]*[.K129]" office:value-type="float" office:value="0" calcext:value-type="float">
            <text:p>.</text:p>
          </table:table-cell>
          <table:table-cell table:style-name="ce71" table:formula="of:=[.G129]*[.L129]" office:value-type="float" office:value="0.0022" calcext:value-type="float">
            <text:p>.002</text:p>
          </table:table-cell>
          <table:table-cell table:style-name="ce76" table:formula="of:=[.H129]*[.M129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8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3"/>
          <table:table-cell table:style-name="ce12" table:formula="of:=[.E127]" office:value-type="percentage" office:value="0.000275" calcext:value-type="percentage">
            <text:p>0.03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8" calcext:value-type="float">
            <text:p>8</text:p>
          </table:table-cell>
          <table:table-cell table:style-name="ce65" table:formula="of:=[.E130]*[.J130]" office:value-type="float" office:value="0" calcext:value-type="float">
            <text:p>.</text:p>
          </table:table-cell>
          <table:table-cell table:style-name="ce71" table:formula="of:=[.F130]*[.K130]" office:value-type="float" office:value="0" calcext:value-type="float">
            <text:p>.</text:p>
          </table:table-cell>
          <table:table-cell table:style-name="ce71" table:formula="of:=[.G130]*[.L130]" office:value-type="float" office:value="0" calcext:value-type="float">
            <text:p>.</text:p>
          </table:table-cell>
          <table:table-cell table:style-name="ce76" table:formula="of:=[.H130]*[.M130]" office:value-type="float" office:value="0.0022" calcext:value-type="float">
            <text:p>.002</text:p>
          </table:table-cell>
          <table:table-cell table:number-columns-repeated="239"/>
        </table:table-row>
        <table:table-row table:style-name="ro1">
          <table:table-cell table:style-name="ce6" office:value-type="float" office:value="6610" calcext:value-type="float">
            <text:p>6610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66xx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formula="of:=[.B131]/6" office:value-type="percentage" office:value="0.000116666666666667" calcext:value-type="percentage">
            <text:p>0.01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59"/>
          <table:table-cell table:style-name="ce65" table:formula="of:=[.E132]*[.J132]" office:value-type="float" office:value="0.0007" calcext:value-type="float">
            <text:p>.001</text:p>
          </table:table-cell>
          <table:table-cell table:style-name="ce71" table:formula="of:=[.F132]*[.K132]" office:value-type="float" office:value="0" calcext:value-type="float">
            <text:p>.</text:p>
          </table:table-cell>
          <table:table-cell table:style-name="ce71" table:formula="of:=[.G132]*[.L132]" office:value-type="float" office:value="0" calcext:value-type="float">
            <text:p>.</text:p>
          </table:table-cell>
          <table:table-cell table:style-name="ce76" table:formula="of:=[.H132]*[.M132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6x6x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formula="of:=[.E132]" office:value-type="percentage" office:value="0.000116666666666667" calcext:value-type="percentage">
            <text:p>0.01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59"/>
          <table:table-cell table:style-name="ce65" table:formula="of:=[.E133]*[.J133]" office:value-type="float" office:value="0.0007" calcext:value-type="float">
            <text:p>.001</text:p>
          </table:table-cell>
          <table:table-cell table:style-name="ce71" table:formula="of:=[.F133]*[.K133]" office:value-type="float" office:value="0" calcext:value-type="float">
            <text:p>.</text:p>
          </table:table-cell>
          <table:table-cell table:style-name="ce71" table:formula="of:=[.G133]*[.L133]" office:value-type="float" office:value="0" calcext:value-type="float">
            <text:p>.</text:p>
          </table:table-cell>
          <table:table-cell table:style-name="ce76" table:formula="of:=[.H133]*[.M133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6xx6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formula="of:=[.E132]" office:value-type="percentage" office:value="0.000116666666666667" calcext:value-type="percentage">
            <text:p>0.01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59"/>
          <table:table-cell table:style-name="ce65" table:formula="of:=[.E134]*[.J134]" office:value-type="float" office:value="0.0007" calcext:value-type="float">
            <text:p>.001</text:p>
          </table:table-cell>
          <table:table-cell table:style-name="ce71" table:formula="of:=[.F134]*[.K134]" office:value-type="float" office:value="0" calcext:value-type="float">
            <text:p>.</text:p>
          </table:table-cell>
          <table:table-cell table:style-name="ce71" table:formula="of:=[.G134]*[.L134]" office:value-type="float" office:value="0" calcext:value-type="float">
            <text:p>.</text:p>
          </table:table-cell>
          <table:table-cell table:style-name="ce76" table:formula="of:=[.H134]*[.M134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66x</text:p>
          </table:table-cell>
          <table:table-cell table:style-name="ce35" office:value-type="float" office:value="0.166666666666667" calcext:value-type="float">
            <text:p><text:s/>1/6</text:p>
          </table:table-cell>
          <table:table-cell/>
          <table:table-cell table:formula="of:=[.E132]" office:value-type="percentage" office:value="0.000116666666666667" calcext:value-type="percentage">
            <text:p>0.01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6" calcext:value-type="float">
            <text:p>6</text:p>
          </table:table-cell>
          <table:table-cell/>
          <table:table-cell table:style-name="ce59"/>
          <table:table-cell table:style-name="ce65" table:formula="of:=[.E135]*[.J135]" office:value-type="float" office:value="0" calcext:value-type="float">
            <text:p>.</text:p>
          </table:table-cell>
          <table:table-cell table:style-name="ce71" table:formula="of:=[.F135]*[.K135]" office:value-type="float" office:value="0.0007" calcext:value-type="float">
            <text:p>.001</text:p>
          </table:table-cell>
          <table:table-cell table:style-name="ce71" table:formula="of:=[.G135]*[.L135]" office:value-type="float" office:value="0" calcext:value-type="float">
            <text:p>.</text:p>
          </table:table-cell>
          <table:table-cell table:style-name="ce76" table:formula="of:=[.H135]*[.M135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6x6</text:p>
          </table:table-cell>
          <table:table-cell table:style-name="ce35" office:value-type="float" office:value="0.166666666666667" calcext:value-type="float">
            <text:p><text:s/>1/6</text:p>
          </table:table-cell>
          <table:table-cell/>
          <table:table-cell table:formula="of:=[.E132]" office:value-type="percentage" office:value="0.000116666666666667" calcext:value-type="percentage">
            <text:p>0.01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6" calcext:value-type="float">
            <text:p>6</text:p>
          </table:table-cell>
          <table:table-cell/>
          <table:table-cell table:style-name="ce59"/>
          <table:table-cell table:style-name="ce65" table:formula="of:=[.E136]*[.J136]" office:value-type="float" office:value="0" calcext:value-type="float">
            <text:p>.</text:p>
          </table:table-cell>
          <table:table-cell table:style-name="ce71" table:formula="of:=[.F136]*[.K136]" office:value-type="float" office:value="0.0007" calcext:value-type="float">
            <text:p>.001</text:p>
          </table:table-cell>
          <table:table-cell table:style-name="ce71" table:formula="of:=[.G136]*[.L136]" office:value-type="float" office:value="0" calcext:value-type="float">
            <text:p>.</text:p>
          </table:table-cell>
          <table:table-cell table:style-name="ce76" table:formula="of:=[.H136]*[.M136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66</text:p>
          </table:table-cell>
          <table:table-cell table:style-name="ce35" office:value-type="float" office:value="0.166666666666667" calcext:value-type="float">
            <text:p><text:s/>1/6</text:p>
          </table:table-cell>
          <table:table-cell table:number-columns-repeated="2"/>
          <table:table-cell table:formula="of:=[.E132]" office:value-type="percentage" office:value="0.000116666666666667" calcext:value-type="percentage">
            <text:p>0.01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5" table:formula="of:=[.E137]*[.J137]" office:value-type="float" office:value="0" calcext:value-type="float">
            <text:p>.</text:p>
          </table:table-cell>
          <table:table-cell table:style-name="ce71" table:formula="of:=[.F137]*[.K137]" office:value-type="float" office:value="0" calcext:value-type="float">
            <text:p>.</text:p>
          </table:table-cell>
          <table:table-cell table:style-name="ce71" table:formula="of:=[.G137]*[.L137]" office:value-type="float" office:value="0.0007" calcext:value-type="float">
            <text:p>.001</text:p>
          </table:table-cell>
          <table:table-cell table:style-name="ce76" table:formula="of:=[.H137]*[.M137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 office:value-type="float" office:value="7600" calcext:value-type="float">
            <text:p>7600</text:p>
          </table:table-cell>
          <table:table-cell table:style-name="ce13" office:value-type="percentage" office:value="0.00006" calcext:value-type="percentage">
            <text:p>0.006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7xxx</text:p>
          </table:table-cell>
          <table:table-cell table:style-name="ce35" office:value-type="float" office:value="0.25" calcext:value-type="float">
            <text:p><text:s/>1/4</text:p>
          </table:table-cell>
          <table:table-cell table:style-name="ce47" table:formula="of:=[.B138]/4" office:value-type="percentage" office:value="0.000015" calcext:value-type="percentage">
            <text:p>0.002%</text:p>
          </table:table-cell>
          <table:table-cell table:style-name="ce47" table:number-columns-repeated="2"/>
          <table:table-cell table:style-name="ce13"/>
          <table:table-cell office:value-type="string" calcext:value-type="string">
            <text:p>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/>
          <table:table-cell table:style-name="ce59"/>
          <table:table-cell table:style-name="ce65" table:formula="of:=[.E139]*[.J139]" office:value-type="float" office:value="0.000105" calcext:value-type="float">
            <text:p>.</text:p>
          </table:table-cell>
          <table:table-cell table:style-name="ce71" table:formula="of:=[.F139]*[.K139]" office:value-type="float" office:value="0" calcext:value-type="float">
            <text:p>.</text:p>
          </table:table-cell>
          <table:table-cell table:style-name="ce71" table:formula="of:=[.G139]*[.L139]" office:value-type="float" office:value="0" calcext:value-type="float">
            <text:p>.</text:p>
          </table:table-cell>
          <table:table-cell table:style-name="ce76" table:formula="of:=[.H139]*[.M139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7xx</text:p>
          </table:table-cell>
          <table:table-cell table:style-name="ce35" office:value-type="float" office:value="0.25" calcext:value-type="float">
            <text:p><text:s/>1/4</text:p>
          </table:table-cell>
          <table:table-cell table:style-name="ce47"/>
          <table:table-cell table:style-name="ce47" table:formula="of:=[.E139]" office:value-type="percentage" office:value="0.000015" calcext:value-type="percentage">
            <text:p>0.002%</text:p>
          </table:table-cell>
          <table:table-cell table:style-name="ce47"/>
          <table:table-cell table:style-name="ce13"/>
          <table:table-cell office:value-type="string" calcext:value-type="string">
            <text:p>H</text:p>
          </table:table-cell>
          <table:table-cell table:style-name="ce23"/>
          <table:table-cell office:value-type="float" office:value="7" calcext:value-type="float">
            <text:p>7</text:p>
          </table:table-cell>
          <table:table-cell/>
          <table:table-cell table:style-name="ce59"/>
          <table:table-cell table:style-name="ce65" table:formula="of:=[.E140]*[.J140]" office:value-type="float" office:value="0" calcext:value-type="float">
            <text:p>.</text:p>
          </table:table-cell>
          <table:table-cell table:style-name="ce71" table:formula="of:=[.F140]*[.K140]" office:value-type="float" office:value="0.000105" calcext:value-type="float">
            <text:p>.</text:p>
          </table:table-cell>
          <table:table-cell table:style-name="ce71" table:formula="of:=[.G140]*[.L140]" office:value-type="float" office:value="0" calcext:value-type="float">
            <text:p>.</text:p>
          </table:table-cell>
          <table:table-cell table:style-name="ce76" table:formula="of:=[.H140]*[.M140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7x</text:p>
          </table:table-cell>
          <table:table-cell table:style-name="ce35" office:value-type="float" office:value="0.25" calcext:value-type="float">
            <text:p><text:s/>1/4</text:p>
          </table:table-cell>
          <table:table-cell table:style-name="ce47" table:number-columns-repeated="2"/>
          <table:table-cell table:style-name="ce47" table:formula="of:=[.E139]" office:value-type="percentage" office:value="0.000015" calcext:value-type="percentage">
            <text:p>0.002%</text:p>
          </table:table-cell>
          <table:table-cell table:style-name="ce13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style-name="ce65" table:formula="of:=[.E141]*[.J141]" office:value-type="float" office:value="0" calcext:value-type="float">
            <text:p>.</text:p>
          </table:table-cell>
          <table:table-cell table:style-name="ce71" table:formula="of:=[.F141]*[.K141]" office:value-type="float" office:value="0" calcext:value-type="float">
            <text:p>.</text:p>
          </table:table-cell>
          <table:table-cell table:style-name="ce71" table:formula="of:=[.G141]*[.L141]" office:value-type="float" office:value="0.000105" calcext:value-type="float">
            <text:p>.</text:p>
          </table:table-cell>
          <table:table-cell table:style-name="ce76" table:formula="of:=[.H141]*[.M141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x7</text:p>
          </table:table-cell>
          <table:table-cell table:style-name="ce35" office:value-type="float" office:value="0.25" calcext:value-type="float">
            <text:p><text:s/>1/4</text:p>
          </table:table-cell>
          <table:table-cell table:style-name="ce47" table:number-columns-repeated="3"/>
          <table:table-cell table:style-name="ce13" table:formula="of:=[.E139]" office:value-type="percentage" office:value="0.000015" calcext:value-type="percentage">
            <text:p>0.002%</text:p>
          </table:table-cell>
          <table:table-cell office:value-type="string" calcext:value-type="string">
            <text:p>C</text:p>
          </table:table-cell>
          <table:table-cell table:style-name="ce23"/>
          <table:table-cell/>
          <table:table-cell office:value-type="string" calcext:value-type="string">
            <text:p><text:s/></text:p>
          </table:table-cell>
          <table:table-cell table:style-name="ce59" office:value-type="float" office:value="7" calcext:value-type="float">
            <text:p>7</text:p>
          </table:table-cell>
          <table:table-cell table:style-name="ce65" table:formula="of:=[.E142]*[.J142]" office:value-type="float" office:value="0" calcext:value-type="float">
            <text:p>.</text:p>
          </table:table-cell>
          <table:table-cell table:style-name="ce71" table:formula="of:=[.F142]*[.K142]" office:value-type="float" office:value="0" calcext:value-type="float">
            <text:p>.</text:p>
          </table:table-cell>
          <table:table-cell table:style-name="ce71" table:formula="of:=[.G142]*[.L142]" office:value-type="float" office:value="0" calcext:value-type="float">
            <text:p>.</text:p>
          </table:table-cell>
          <table:table-cell table:style-name="ce76" table:formula="of:=[.H142]*[.M142]" office:value-type="float" office:value="0.000105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 office:value-type="string" calcext:value-type="string">
            <text:p>Subtotal</text:p>
          </table:table-cell>
          <table:table-cell table:style-name="ce14" table:formula="of:=SUM([.B4:.B137])" office:value-type="percentage" office:value="0.9996" calcext:value-type="percentage">
            <text:p>99.96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 office:value-type="string" calcext:value-type="string">
            <text:p>Other</text:p>
          </table:table-cell>
          <table:table-cell table:style-name="ce14" table:formula="of:=+1-[.B143]" office:value-type="percentage" office:value="0.000399999999999956" calcext:value-type="percentage">
            <text:p>0.04%</text:p>
          </table:table-cell>
          <table:table-cell table:style-name="ce25" table:number-columns-repeated="11"/>
          <table:table-cell table:style-name="ce67" table:number-columns-repeated="3"/>
          <table:table-cell table:style-name="ce77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8xxx</text:p>
          </table:table-cell>
          <table:table-cell table:style-name="ce35" office:value-type="float" office:value="0.25" calcext:value-type="float">
            <text:p><text:s/>1/4</text:p>
          </table:table-cell>
          <table:table-cell table:formula="of:=[.B144]/4" office:value-type="percentage" office:value="0.000099999999999989" calcext:value-type="percentage">
            <text:p>0.01%</text:p>
          </table:table-cell>
          <table:table-cell table:number-columns-repeated="2"/>
          <table:table-cell table:style-name="ce12"/>
          <table:table-cell office:value-type="string" calcext:value-type="string">
            <text:p>S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/>
          <table:table-cell table:style-name="ce59"/>
          <table:table-cell table:style-name="ce65" table:formula="of:=[.E145]*[.J145]" office:value-type="float" office:value="0.000799999999999912" calcext:value-type="float">
            <text:p>.001</text:p>
          </table:table-cell>
          <table:table-cell table:style-name="ce71" table:formula="of:=[.F145]*[.K145]" office:value-type="float" office:value="0" calcext:value-type="float">
            <text:p>.</text:p>
          </table:table-cell>
          <table:table-cell table:style-name="ce71" table:formula="of:=[.G145]*[.L145]" office:value-type="float" office:value="0" calcext:value-type="float">
            <text:p>.</text:p>
          </table:table-cell>
          <table:table-cell table:style-name="ce76" table:formula="of:=[.H145]*[.M145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8xx</text:p>
          </table:table-cell>
          <table:table-cell table:style-name="ce35" office:value-type="float" office:value="0.25" calcext:value-type="float">
            <text:p><text:s/>1/4</text:p>
          </table:table-cell>
          <table:table-cell/>
          <table:table-cell table:formula="of:=[.E145]" office:value-type="percentage" office:value="0.000099999999999989" calcext:value-type="percentage">
            <text:p>0.01%</text:p>
          </table:table-cell>
          <table:table-cell/>
          <table:table-cell table:style-name="ce12"/>
          <table:table-cell office:value-type="string" calcext:value-type="string">
            <text:p>H</text:p>
          </table:table-cell>
          <table:table-cell table:style-name="ce23"/>
          <table:table-cell office:value-type="float" office:value="8" calcext:value-type="float">
            <text:p>8</text:p>
          </table:table-cell>
          <table:table-cell/>
          <table:table-cell table:style-name="ce59"/>
          <table:table-cell table:style-name="ce65" table:formula="of:=[.E146]*[.J146]" office:value-type="float" office:value="0" calcext:value-type="float">
            <text:p>.</text:p>
          </table:table-cell>
          <table:table-cell table:style-name="ce71" table:formula="of:=[.F146]*[.K146]" office:value-type="float" office:value="0.000799999999999912" calcext:value-type="float">
            <text:p>.001</text:p>
          </table:table-cell>
          <table:table-cell table:style-name="ce71" table:formula="of:=[.G146]*[.L146]" office:value-type="float" office:value="0" calcext:value-type="float">
            <text:p>.</text:p>
          </table:table-cell>
          <table:table-cell table:style-name="ce76" table:formula="of:=[.H146]*[.M146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3" office:value-type="string" calcext:value-type="string">
            <text:p>xx8x</text:p>
          </table:table-cell>
          <table:table-cell table:style-name="ce35" office:value-type="float" office:value="0.25" calcext:value-type="float">
            <text:p><text:s/>1/4</text:p>
          </table:table-cell>
          <table:table-cell table:number-columns-repeated="2"/>
          <table:table-cell table:formula="of:=[.E145]" office:value-type="percentage" office:value="0.000099999999999989" calcext:value-type="percentage">
            <text:p>0.01%</text:p>
          </table:table-cell>
          <table:table-cell table:style-name="ce12"/>
          <table:table-cell office:value-type="string" calcext:value-type="string">
            <text:p>D</text:p>
          </table:table-cell>
          <table:table-cell table:style-name="ce23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65" table:formula="of:=[.E147]*[.J147]" office:value-type="float" office:value="0" calcext:value-type="float">
            <text:p>.</text:p>
          </table:table-cell>
          <table:table-cell table:style-name="ce71" table:formula="of:=[.F147]*[.K147]" office:value-type="float" office:value="0" calcext:value-type="float">
            <text:p>.</text:p>
          </table:table-cell>
          <table:table-cell table:style-name="ce71" table:formula="of:=[.G147]*[.L147]" office:value-type="float" office:value="0.000799999999999912" calcext:value-type="float">
            <text:p>.001</text:p>
          </table:table-cell>
          <table:table-cell table:style-name="ce76" table:formula="of:=[.H147]*[.M147]" office:value-type="float" office:value="0" calcext:value-type="float">
            <text:p>.</text:p>
          </table:table-cell>
          <table:table-cell table:number-columns-repeated="239"/>
        </table:table-row>
        <table:table-row table:style-name="ro1">
          <table:table-cell table:style-name="ce3"/>
          <table:table-cell table:style-name="ce15"/>
          <table:table-cell table:style-name="ce20" office:value-type="string" calcext:value-type="string">
            <text:p>xxx8</text:p>
          </table:table-cell>
          <table:table-cell table:style-name="ce31" office:value-type="float" office:value="0.25" calcext:value-type="float">
            <text:p><text:s/>1/4</text:p>
          </table:table-cell>
          <table:table-cell table:style-name="ce48" table:number-columns-repeated="3"/>
          <table:table-cell table:style-name="ce15" table:formula="of:=[.E145]" office:value-type="percentage" office:value="0.000099999999999989" calcext:value-type="percentage">
            <text:p>0.01%</text:p>
          </table:table-cell>
          <table:table-cell table:style-name="ce9" office:value-type="string" calcext:value-type="string">
            <text:p>C</text:p>
          </table:table-cell>
          <table:table-cell table:style-name="ce20"/>
          <table:table-cell table:style-name="ce9"/>
          <table:table-cell table:style-name="ce9" office:value-type="string" calcext:value-type="string">
            <text:p><text:s/></text:p>
          </table:table-cell>
          <table:table-cell table:style-name="ce61" office:value-type="float" office:value="8" calcext:value-type="float">
            <text:p>8</text:p>
          </table:table-cell>
          <table:table-cell table:style-name="ce68" table:formula="of:=[.E148]*[.J148]" office:value-type="float" office:value="0" calcext:value-type="float">
            <text:p>.</text:p>
          </table:table-cell>
          <table:table-cell table:style-name="ce72" table:formula="of:=[.F148]*[.K148]" office:value-type="float" office:value="0" calcext:value-type="float">
            <text:p>.</text:p>
          </table:table-cell>
          <table:table-cell table:style-name="ce72" table:formula="of:=[.G148]*[.L148]" office:value-type="float" office:value="0" calcext:value-type="float">
            <text:p>.</text:p>
          </table:table-cell>
          <table:table-cell table:style-name="ce78" table:formula="of:=[.H148]*[.M148]" office:value-type="float" office:value="0.000799999999999912" calcext:value-type="float">
            <text:p>.001</text:p>
          </table:table-cell>
          <table:table-cell table:number-columns-repeated="239"/>
        </table:table-row>
        <table:table-row table:style-name="ro1">
          <table:table-cell table:style-name="ce4"/>
          <table:table-cell table:style-name="ce16"/>
          <table:table-cell table:style-name="ce26"/>
          <table:table-cell table:style-name="ce37"/>
          <table:table-cell table:style-name="ce44" office:value-type="string" calcext:value-type="string" table:number-columns-spanned="4" table:number-rows-spanned="1">
            <text:p>Percentage Bidding</text:p>
          </table:table-cell>
          <table:covered-table-cell table:number-columns-repeated="3" table:style-name="ce16"/>
          <table:table-cell table:style-name="ce16"/>
          <table:table-cell table:style-name="ce21"/>
          <table:table-cell table:style-name="ce16" table:number-columns-repeated="6"/>
          <table:table-cell table:style-name="ce79"/>
          <table:table-cell table:number-columns-repeated="239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7" table:formula="of:=SUM([.B143:.B144])" office:value-type="percentage" office:value="1" calcext:value-type="percentage">
            <text:p>100.00%</text:p>
          </table:table-cell>
          <table:table-cell table:style-name="ce27"/>
          <table:table-cell table:style-name="ce23" office:value-type="string" calcext:value-type="string">
            <text:p>Total</text:p>
          </table:table-cell>
          <table:table-cell table:style-name="ce1" office:value-type="string" calcext:value-type="string">
            <text:p>Spade</text:p>
          </table:table-cell>
          <table:table-cell table:style-name="ce1" office:value-type="string" calcext:value-type="string">
            <text:p>Heart</text:p>
          </table:table-cell>
          <table:table-cell table:style-name="ce1" office:value-type="string" calcext:value-type="string">
            <text:p>Diamond</text:p>
          </table:table-cell>
          <table:table-cell table:style-name="ce1" office:value-type="string" calcext:value-type="string">
            <text:p>Club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Spad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Diamond</text:p>
          </table:table-cell>
          <table:table-cell table:style-name="ce80" office:value-type="string" calcext:value-type="string">
            <text:p>Club</text:p>
          </table:table-cell>
          <table:table-cell table:number-columns-repeated="239"/>
        </table:table-row>
        <table:table-row table:style-name="ro1">
          <table:table-cell table:style-name="ce6"/>
          <table:table-cell/>
          <table:table-cell table:style-name="ce27"/>
          <table:table-cell table:style-name="ce38" table:formula="of:=SUM([.E151:.H151])" office:value-type="percentage" office:value="1.00006" calcext:value-type="percentage">
            <text:p>100.01%</text:p>
          </table:table-cell>
          <table:table-cell table:formula="of:=SUM([.E1:.E149])" office:value-type="percentage" office:value="0.17269" calcext:value-type="percentage">
            <text:p>17.27%</text:p>
          </table:table-cell>
          <table:table-cell table:formula="of:=SUM([.F1:.F149])" office:value-type="percentage" office:value="0.16574" calcext:value-type="percentage">
            <text:p>16.57%</text:p>
          </table:table-cell>
          <table:table-cell table:formula="of:=SUM([.G1:.G149])" office:value-type="percentage" office:value="0.33354" calcext:value-type="percentage">
            <text:p>33.35%</text:p>
          </table:table-cell>
          <table:table-cell table:formula="of:=SUM([.H1:.H149])" office:value-type="percentage" office:value="0.32809" calcext:value-type="percentage">
            <text:p>32.81%</text:p>
          </table:table-cell>
          <table:table-cell/>
          <table:table-cell table:style-name="ce38" office:value-type="string" calcext:value-type="string" table:number-columns-spanned="3" table:number-rows-spanned="1">
            <text:p>Expected Value Totals</text:p>
          </table:table-cell>
          <table:covered-table-cell table:number-columns-repeated="2" table:style-name="ce41"/>
          <table:table-cell table:style-name="ce41"/>
          <table:table-cell table:formula="of:=SUM([.N1:.N149])" office:value-type="float" office:value="0.92603" calcext:value-type="float">
            <text:p>0.93</text:p>
          </table:table-cell>
          <table:table-cell table:formula="of:=SUM([.O1:.O149])" office:value-type="float" office:value="0.891163333333333" calcext:value-type="float">
            <text:p>0.89</text:p>
          </table:table-cell>
          <table:table-cell table:formula="of:=SUM([.P1:.P149])" office:value-type="float" office:value="1.53729666666667" calcext:value-type="float">
            <text:p>1.54</text:p>
          </table:table-cell>
          <table:table-cell table:style-name="ce80" table:formula="of:=SUM([.Q1:.Q149])" office:value-type="float" office:value="1.45593" calcext:value-type="float">
            <text:p>1.46</text:p>
          </table:table-cell>
          <table:table-cell table:number-columns-repeated="239"/>
        </table:table-row>
        <table:table-row table:style-name="ro1">
          <table:table-cell table:style-name="ce6"/>
          <table:table-cell/>
          <table:table-cell table:style-name="ce27"/>
          <table:table-cell table:style-name="ce39"/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23" office:value-type="string" calcext:value-type="string" table:number-columns-spanned="3" table:number-rows-spanned="1">
            <text:p>Percentage Opened</text:p>
          </table:table-cell>
          <table:covered-table-cell table:number-columns-repeated="2"/>
          <table:table-cell/>
          <table:table-cell table:style-name="ce17" table:formula="of:=[.E151]" office:value-type="percentage" office:value="0.17269" calcext:value-type="percentage">
            <text:p>17.27%</text:p>
          </table:table-cell>
          <table:table-cell table:style-name="ce17" table:formula="of:=[.F151]" office:value-type="percentage" office:value="0.16574" calcext:value-type="percentage">
            <text:p>16.57%</text:p>
          </table:table-cell>
          <table:table-cell table:style-name="ce17" table:formula="of:=[.G151]" office:value-type="percentage" office:value="0.33354" calcext:value-type="percentage">
            <text:p>33.35%</text:p>
          </table:table-cell>
          <table:table-cell table:style-name="ce81" table:formula="of:=[.H151]" office:value-type="percentage" office:value="0.32809" calcext:value-type="percentage">
            <text:p>32.81%</text:p>
          </table:table-cell>
          <table:table-cell table:number-columns-repeated="239"/>
        </table:table-row>
        <table:table-row table:style-name="ro2">
          <table:table-cell table:style-name="ce6"/>
          <table:table-cell/>
          <table:table-cell table:style-name="ce27"/>
          <table:table-cell table:style-name="ce39" office:value-type="string" calcext:value-type="string" table:number-columns-spanned="3" table:number-rows-spanned="1">
            <text:p>Three Card Suit</text:p>
          </table:table-cell>
          <table:covered-table-cell table:number-columns-repeated="2"/>
          <table:table-cell table:formula="of:=[.G5]" office:value-type="percentage" office:value="0.018" calcext:value-type="percentage">
            <text:p>1.80%</text:p>
          </table:table-cell>
          <table:table-cell table:formula="of:=SUM([.H6];[.H28];[.H29])" office:value-type="percentage" office:value="0.0705" calcext:value-type="percentage">
            <text:p>7.05%</text:p>
          </table:table-cell>
          <table:table-cell/>
          <table:table-cell table:style-name="ce23" office:value-type="string" calcext:value-type="string" table:number-columns-spanned="3" table:number-rows-spanned="1">
            <text:p>Expected Number in Suit</text:p>
          </table:table-cell>
          <table:covered-table-cell table:number-columns-repeated="2"/>
          <table:table-cell/>
          <table:table-cell table:formula="of:=[.N151]/[.N152]" office:value-type="float" office:value="5.36238346169437" calcext:value-type="float">
            <text:p>5.36</text:p>
          </table:table-cell>
          <table:table-cell table:formula="of:=[.O151]/[.O152]" office:value-type="float" office:value="5.37687542737621" calcext:value-type="float">
            <text:p>5.38</text:p>
          </table:table-cell>
          <table:table-cell table:formula="of:=[.P151]/[.P152]" office:value-type="float" office:value="4.60903239991205" calcext:value-type="float">
            <text:p>4.61</text:p>
          </table:table-cell>
          <table:table-cell table:style-name="ce80" table:formula="of:=[.Q151]/[.Q152]" office:value-type="float" office:value="4.43759334328995" calcext:value-type="float">
            <text:p>4.44</text:p>
          </table:table-cell>
          <table:table-cell table:number-columns-repeated="239"/>
        </table:table-row>
        <table:table-row table:style-name="ro1">
          <table:table-cell table:style-name="ce7"/>
          <table:table-cell table:style-name="ce18"/>
          <table:table-cell table:style-name="ce28"/>
          <table:table-cell table:style-name="ce40" office:value-type="string" calcext:value-type="string" table:number-columns-spanned="3" table:number-rows-spanned="1">
            <text:p>Conditional Probability</text:p>
          </table:table-cell>
          <table:covered-table-cell table:number-columns-repeated="2" table:style-name="ce49"/>
          <table:table-cell table:style-name="ce49" table:formula="of:=[.G153]/[.G151]" office:value-type="percentage" office:value="0.0539665407447382" calcext:value-type="percentage">
            <text:p>5.40%</text:p>
          </table:table-cell>
          <table:table-cell table:style-name="ce49" table:formula="of:=[.H153]/[.H151]" office:value-type="percentage" office:value="0.214880063397239" calcext:value-type="percentage">
            <text:p>21.49%</text:p>
          </table:table-cell>
          <table:table-cell table:style-name="ce18"/>
          <table:table-cell table:style-name="ce55"/>
          <table:table-cell table:style-name="ce18" table:number-columns-repeated="6"/>
          <table:table-cell table:style-name="ce82"/>
          <table:table-cell table:number-columns-repeated="239"/>
        </table:table-row>
        <table:table-row table:style-name="ro1" table:number-rows-repeated="653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3" number:min-integer-digits="0" number:decimal-replacement="" number:grouping="true"/>
    </number:number-style>
    <number:number-style style:name="N123">
      <number:number number:decimal-places="3" number:min-integer-digits="0" number:decimal-replacement=""/>
    </number:number-style>
    <number:percentage-style style:name="N124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20:09:10.265080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creation-date>2009-08-01T15:05:40</meta:creation-date>
    <dc:date>2018-05-25T20:49:14.265558293</dc:date>
    <meta:editing-cycles>10</meta:editing-cycles>
    <meta:editing-duration>PT5H24M59S</meta:editing-duration>
    <dc:creator>Jim Cottrell</dc:creator>
    <meta:document-statistic meta:table-count="3" meta:cell-count="982" meta:object-count="0"/>
    <meta:user-defined meta:name="Info 1"/>
    <meta:user-defined meta:name="Info 2"/>
    <meta:user-defined meta:name="Info 3"/>
    <meta:user-defined meta:name="Info 4"/>
  </office:meta>
</office:document-meta>
</file>